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UN_20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unho-2018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375.04" table:style-name="ce14">
            <text:p>375<text:s/></text:p>
          </table:table-cell>
          <table:table-cell office:value-type="float" office:value="51696.86" table:style-name="ce14">
            <text:p>51.697<text:s/></text:p>
          </table:table-cell>
          <table:table-cell office:value-type="float" office:value="58918211.049999997" table:style-name="ce14">
            <text:p>58.918.211<text:s/></text:p>
          </table:table-cell>
          <table:table-cell office:value-type="float" office:value="1699.47" table:style-name="ce14">
            <text:p>1.699<text:s/></text:p>
          </table:table-cell>
          <table:table-cell office:value-type="float" office:value="73663523.040000007" table:style-name="ce14">
            <text:p>73.663.523<text:s/></text:p>
          </table:table-cell>
          <table:table-cell office:value-type="float" office:value="56050076.659999996" table:style-name="ce14">
            <text:p>56.050.077<text:s/></text:p>
          </table:table-cell>
          <table:table-cell office:value-type="float" office:value="3022393.11" table:style-name="ce14">
            <text:p>3.022.393<text:s/></text:p>
          </table:table-cell>
          <table:table-cell office:value-type="float" office:value="146480175.44999999" table:style-name="ce14">
            <text:p>146.480.175<text:s/></text:p>
          </table:table-cell>
          <table:table-cell office:value-type="float" office:value="20659853.600000001" table:style-name="ce14">
            <text:p>20.659.854<text:s/></text:p>
          </table:table-cell>
          <table:table-cell office:value-type="float" office:value="25718796.210000001" table:style-name="ce14">
            <text:p>25.718.796<text:s/></text:p>
          </table:table-cell>
          <table:table-cell office:value-type="float" office:value="84515111.810000002" table:style-name="ce14">
            <text:p>84.515.112<text:s/></text:p>
          </table:table-cell>
          <table:table-cell office:value-type="float" office:value="249312.99" table:style-name="ce14">
            <text:p>249.313<text:s/></text:p>
          </table:table-cell>
          <table:table-cell office:value-type="float" office:value="2721661.88" table:style-name="ce14">
            <text:p>2.721.662<text:s/></text:p>
          </table:table-cell>
          <table:table-cell office:value-type="float" office:value="8980115.8599999994" table:style-name="ce14">
            <text:p>8.980.116<text:s/></text:p>
          </table:table-cell>
          <table:table-cell office:value-type="float" office:value="6951229.9299999997" table:style-name="ce14">
            <text:p>6.951.230<text:s/></text:p>
          </table:table-cell>
          <table:table-cell office:value-type="float" office:value="107221835.13" table:style-name="ce14">
            <text:p>107.221.835<text:s/></text:p>
          </table:table-cell>
          <table:table-cell office:value-type="float" office:value="30492.36" table:style-name="ce14">
            <text:p>30.492<text:s/></text:p>
          </table:table-cell>
          <table:table-cell office:value-type="float" office:value="267286886.21000001" table:style-name="ce14">
            <text:p>267.286.886<text:s/></text:p>
          </table:table-cell>
          <table:table-cell office:value-type="float" office:value="277967613.50999999" table:style-name="ce14">
            <text:p>277.967.614<text:s/></text:p>
          </table:table-cell>
          <table:table-cell office:value-type="float" office:value="2437366.35" table:style-name="ce14">
            <text:p>2.437.366<text:s/></text:p>
          </table:table-cell>
          <table:table-cell office:value-type="float" office:value="457564.73" table:style-name="ce14">
            <text:p>457.565<text:s/></text:p>
          </table:table-cell>
          <table:table-cell office:value-type="float" office:value="17748.18" table:style-name="ce14">
            <text:p>17.748<text:s/></text:p>
          </table:table-cell>
          <table:table-cell office:value-type="float" office:value="115011037.27" table:style-name="ce14">
            <text:p>115.011.037<text:s/></text:p>
          </table:table-cell>
          <table:table-cell office:value-type="float" office:value="532416690.05000001" table:style-name="ce14">
            <text:p>532.416.690<text:s/></text:p>
          </table:table-cell>
          <table:table-cell office:value-type="float" office:value="1420811.85" table:style-name="ce14">
            <text:p>1.420.812<text:s/></text:p>
          </table:table-cell>
          <table:table-cell office:value-type="float" office:value="1795442754.0999999" table:style-name="ce14">
            <text:p>1.795.442.754<text:s/></text:p>
          </table:table-cell>
          <table:table-cell office:value-type="float" office:value="18.38" table:style-name="ce14">
            <text:p>18<text:s/></text:p>
          </table:table-cell>
          <table:table-cell office:value-type="float" office:value="3587695051.0799999" table:style-name="ce15">
            <text:p>3.587.695.0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-6.86" table:style-name="ce17">
            <text:p>(7)</text:p>
          </table:table-cell>
          <table:table-cell office:value-type="float" office:value="-0.6" table:style-name="ce17">
            <text:p>(1)</text:p>
          </table:table-cell>
          <table:table-cell office:value-type="float" office:value="0" table:style-name="ce17">
            <text:p>-<text:s/></text:p>
          </table:table-cell>
          <table:table-cell office:value-type="float" office:value="1379.9" table:style-name="ce17">
            <text:p>1.380<text:s/></text:p>
          </table:table-cell>
          <table:table-cell office:value-type="float" office:value="-541.67999999999995" table:style-name="ce17">
            <text:p>(542)</text:p>
          </table:table-cell>
          <table:table-cell office:value-type="float" office:value="-62.53" table:style-name="ce17">
            <text:p>(63)</text:p>
          </table:table-cell>
          <table:table-cell office:value-type="float" office:value="-45.35" table:style-name="ce17">
            <text:p>(45)</text:p>
          </table:table-cell>
          <table:table-cell office:value-type="float" office:value="-302.13" table:style-name="ce17">
            <text:p>(302)</text:p>
          </table:table-cell>
          <table:table-cell office:value-type="float" office:value="24354.14" table:style-name="ce17">
            <text:p>24.354<text:s/></text:p>
          </table:table-cell>
          <table:table-cell office:value-type="float" office:value="703.33" table:style-name="ce17">
            <text:p>703<text:s/></text:p>
          </table:table-cell>
          <table:table-cell office:value-type="float" office:value="-48.77" table:style-name="ce17">
            <text:p>(49)</text:p>
          </table:table-cell>
          <table:table-cell office:value-type="float" office:value="436.06" table:style-name="ce17">
            <text:p>436<text:s/></text:p>
          </table:table-cell>
          <table:table-cell office:value-type="float" office:value="141817.95000000001" table:style-name="ce17">
            <text:p>141.818<text:s/></text:p>
          </table:table-cell>
          <table:table-cell office:value-type="float" office:value="-211.33" table:style-name="ce17">
            <text:p>(211)</text:p>
          </table:table-cell>
          <table:table-cell office:value-type="float" office:value="-376.08" table:style-name="ce17">
            <text:p>(376)</text:p>
          </table:table-cell>
          <table:table-cell office:value-type="float" office:value="-2.98" table:style-name="ce17">
            <text:p>(3)</text:p>
          </table:table-cell>
          <table:table-cell office:value-type="float" office:value="94003.8" table:style-name="ce17">
            <text:p>94.004<text:s/></text:p>
          </table:table-cell>
          <table:table-cell office:value-type="float" office:value="-882.43" table:style-name="ce17">
            <text:p>(882)</text:p>
          </table:table-cell>
          <table:table-cell office:value-type="float" office:value="-10.15" table:style-name="ce17">
            <text:p>(10)</text:p>
          </table:table-cell>
          <table:table-cell office:value-type="float" office:value="259.14" table:style-name="ce17">
            <text:p>259<text:s/></text:p>
          </table:table-cell>
          <table:table-cell office:value-type="float" office:value="-0.68" table:style-name="ce17">
            <text:p>(1)</text:p>
          </table:table-cell>
          <table:table-cell office:value-type="float" office:value="91551.51" table:style-name="ce17">
            <text:p>91.552<text:s/></text:p>
          </table:table-cell>
          <table:table-cell office:value-type="float" office:value="178800.43" table:style-name="ce17">
            <text:p>178.800<text:s/></text:p>
          </table:table-cell>
          <table:table-cell office:value-type="float" office:value="88696.960000000006" table:style-name="ce17">
            <text:p>88.697<text:s/></text:p>
          </table:table-cell>
          <table:table-cell office:value-type="float" office:value="810125.79" table:style-name="ce17">
            <text:p>810.126<text:s/></text:p>
          </table:table-cell>
          <table:table-cell office:value-type="float" office:value="-3.51" table:style-name="ce17">
            <text:p>(4)</text:p>
          </table:table-cell>
          <table:table-cell office:value-type="float" office:value="1429633.93" table:style-name="ce18">
            <text:p>1.429.6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536793.71" table:style-name="ce17">
            <text:p>536.794<text:s/></text:p>
          </table:table-cell>
          <table:table-cell office:value-type="float" office:value="3598093.36" table:style-name="ce17">
            <text:p>3.598.093<text:s/></text:p>
          </table:table-cell>
          <table:table-cell office:value-type="float" office:value="11827460.59" table:style-name="ce17">
            <text:p>11.827.461<text:s/></text:p>
          </table:table-cell>
          <table:table-cell office:value-type="float" office:value="54421.8" table:style-name="ce17">
            <text:p>54.422<text:s/></text:p>
          </table:table-cell>
          <table:table-cell office:value-type="float" office:value="124450367.66" table:style-name="ce17">
            <text:p>124.450.368<text:s/></text:p>
          </table:table-cell>
          <table:table-cell office:value-type="float" office:value="44257956.899999999" table:style-name="ce17">
            <text:p>44.257.957<text:s/></text:p>
          </table:table-cell>
          <table:table-cell office:value-type="float" office:value="5180283.3599999994" table:style-name="ce17">
            <text:p>5.180.283<text:s/></text:p>
          </table:table-cell>
          <table:table-cell office:value-type="float" office:value="154239662.28999999" table:style-name="ce17">
            <text:p>154.239.662<text:s/></text:p>
          </table:table-cell>
          <table:table-cell office:value-type="float" office:value="42420788.829999998" table:style-name="ce17">
            <text:p>42.420.789<text:s/></text:p>
          </table:table-cell>
          <table:table-cell office:value-type="float" office:value="5181173.29" table:style-name="ce17">
            <text:p>5.181.173<text:s/></text:p>
          </table:table-cell>
          <table:table-cell office:value-type="float" office:value="440441130.56" table:style-name="ce17">
            <text:p>440.441.131<text:s/></text:p>
          </table:table-cell>
          <table:table-cell office:value-type="float" office:value="7357192.4800000004" table:style-name="ce17">
            <text:p>7.357.192<text:s/></text:p>
          </table:table-cell>
          <table:table-cell office:value-type="float" office:value="11393538.59" table:style-name="ce17">
            <text:p>11.393.539<text:s/></text:p>
          </table:table-cell>
          <table:table-cell office:value-type="float" office:value="9535568.75" table:style-name="ce17">
            <text:p>9.535.569<text:s/></text:p>
          </table:table-cell>
          <table:table-cell office:value-type="float" office:value="5436454.4800000004" table:style-name="ce17">
            <text:p>5.436.454<text:s/></text:p>
          </table:table-cell>
          <table:table-cell office:value-type="float" office:value="102900682.39" table:style-name="ce17">
            <text:p>102.900.682<text:s/></text:p>
          </table:table-cell>
          <table:table-cell office:value-type="float" office:value="2338846.52" table:style-name="ce17">
            <text:p>2.338.847<text:s/></text:p>
          </table:table-cell>
          <table:table-cell office:value-type="float" office:value="294349659.70999998" table:style-name="ce17">
            <text:p>294.349.660<text:s/></text:p>
          </table:table-cell>
          <table:table-cell office:value-type="float" office:value="258742510.08000001" table:style-name="ce17">
            <text:p>258.742.510<text:s/></text:p>
          </table:table-cell>
          <table:table-cell office:value-type="float" office:value="4176980.84" table:style-name="ce17">
            <text:p>4.176.981<text:s/></text:p>
          </table:table-cell>
          <table:table-cell office:value-type="float" office:value="3043114.5" table:style-name="ce17">
            <text:p>3.043.115<text:s/></text:p>
          </table:table-cell>
          <table:table-cell office:value-type="float" office:value="42894.1" table:style-name="ce17">
            <text:p>42.894<text:s/></text:p>
          </table:table-cell>
          <table:table-cell office:value-type="float" office:value="418727821.82999998" table:style-name="ce17">
            <text:p>418.727.822<text:s/></text:p>
          </table:table-cell>
          <table:table-cell office:value-type="float" office:value="362923265.41000003" table:style-name="ce17">
            <text:p>362.923.265<text:s/></text:p>
          </table:table-cell>
          <table:table-cell office:value-type="float" office:value="17135405.440000001" table:style-name="ce17">
            <text:p>17.135.405<text:s/></text:p>
          </table:table-cell>
          <table:table-cell office:value-type="float" office:value="1862664731.4100001" table:style-name="ce17">
            <text:p>1.862.664.731<text:s/></text:p>
          </table:table-cell>
          <table:table-cell office:value-type="float" office:value="1677145.17" table:style-name="ce17">
            <text:p>1.677.145<text:s/></text:p>
          </table:table-cell>
          <table:table-cell office:value-type="float" office:value="4194633944.0500002" table:style-name="ce18">
            <text:p>4.194.633.9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1800.85" table:style-name="ce17">
            <text:p>1.80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561.57" table:style-name="ce17">
            <text:p>6.5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6670.710000000006" table:style-name="ce17">
            <text:p>66.67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7795730.84" table:style-name="ce17">
            <text:p>257.795.73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0458.08" table:style-name="ce17">
            <text:p>330.458<text:s/></text:p>
          </table:table-cell>
          <table:table-cell office:value-type="float" office:value="5446.5" table:style-name="ce17">
            <text:p>5.44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6244974.109999999" table:style-name="ce17">
            <text:p>76.244.974<text:s/></text:p>
          </table:table-cell>
          <table:table-cell office:value-type="float" office:value="1445.1" table:style-name="ce17">
            <text:p>1.445<text:s/></text:p>
          </table:table-cell>
          <table:table-cell office:value-type="float" office:value="589493.47" table:style-name="ce17">
            <text:p>589.493<text:s/></text:p>
          </table:table-cell>
          <table:table-cell office:value-type="float" office:value="208867.6" table:style-name="ce17">
            <text:p>208.86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5251448.8300001" table:style-name="ce18">
            <text:p>335.251.4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80384.56" table:style-name="ce17">
            <text:p>180.385<text:s/></text:p>
          </table:table-cell>
          <table:table-cell office:value-type="float" office:value="987636.2" table:style-name="ce17">
            <text:p>987.636<text:s/></text:p>
          </table:table-cell>
          <table:table-cell office:value-type="float" office:value="2849495.18" table:style-name="ce17">
            <text:p>2.849.495<text:s/></text:p>
          </table:table-cell>
          <table:table-cell office:value-type="float" office:value="1124.06" table:style-name="ce17">
            <text:p>1.124<text:s/></text:p>
          </table:table-cell>
          <table:table-cell office:value-type="float" office:value="13924503.800000001" table:style-name="ce17">
            <text:p>13.924.504<text:s/></text:p>
          </table:table-cell>
          <table:table-cell office:value-type="float" office:value="10896054.34" table:style-name="ce17">
            <text:p>10.896.054<text:s/></text:p>
          </table:table-cell>
          <table:table-cell office:value-type="float" office:value="1565784.95" table:style-name="ce17">
            <text:p>1.565.785<text:s/></text:p>
          </table:table-cell>
          <table:table-cell office:value-type="float" office:value="564841.47" table:style-name="ce17">
            <text:p>564.841<text:s/></text:p>
          </table:table-cell>
          <table:table-cell office:value-type="float" office:value="6229568.2800000003" table:style-name="ce17">
            <text:p>6.229.568<text:s/></text:p>
          </table:table-cell>
          <table:table-cell office:value-type="float" office:value="3664480.56" table:style-name="ce17">
            <text:p>3.664.481<text:s/></text:p>
          </table:table-cell>
          <table:table-cell office:value-type="float" office:value="19554120.390000001" table:style-name="ce17">
            <text:p>19.554.120<text:s/></text:p>
          </table:table-cell>
          <table:table-cell office:value-type="float" office:value="748063.56" table:style-name="ce17">
            <text:p>748.064<text:s/></text:p>
          </table:table-cell>
          <table:table-cell office:value-type="float" office:value="6025928.8499999996" table:style-name="ce17">
            <text:p>6.025.929<text:s/></text:p>
          </table:table-cell>
          <table:table-cell office:value-type="float" office:value="2060315.22" table:style-name="ce17">
            <text:p>2.060.315<text:s/></text:p>
          </table:table-cell>
          <table:table-cell office:value-type="float" office:value="1347608.15" table:style-name="ce17">
            <text:p>1.347.608<text:s/></text:p>
          </table:table-cell>
          <table:table-cell office:value-type="float" office:value="18796157.039999999" table:style-name="ce17">
            <text:p>18.796.157<text:s/></text:p>
          </table:table-cell>
          <table:table-cell office:value-type="float" office:value="1043250.77" table:style-name="ce17">
            <text:p>1.043.251<text:s/></text:p>
          </table:table-cell>
          <table:table-cell office:value-type="float" office:value="6040543.9800000004" table:style-name="ce17">
            <text:p>6.040.544<text:s/></text:p>
          </table:table-cell>
          <table:table-cell office:value-type="float" office:value="22228753.829999998" table:style-name="ce17">
            <text:p>22.228.754<text:s/></text:p>
          </table:table-cell>
          <table:table-cell office:value-type="float" office:value="659464.98" table:style-name="ce17">
            <text:p>659.465<text:s/></text:p>
          </table:table-cell>
          <table:table-cell office:value-type="float" office:value="175003.29" table:style-name="ce17">
            <text:p>175.00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609046.9000000004" table:style-name="ce17">
            <text:p>8.609.047<text:s/></text:p>
          </table:table-cell>
          <table:table-cell office:value-type="float" office:value="7413007.4299999997" table:style-name="ce17">
            <text:p>7.413.007<text:s/></text:p>
          </table:table-cell>
          <table:table-cell office:value-type="float" office:value="1200265.58" table:style-name="ce17">
            <text:p>1.200.266<text:s/></text:p>
          </table:table-cell>
          <table:table-cell office:value-type="float" office:value="50460611.880000003" table:style-name="ce17">
            <text:p>50.460.612<text:s/></text:p>
          </table:table-cell>
          <table:table-cell office:value-type="float" office:value="207832.61" table:style-name="ce17">
            <text:p>207.833<text:s/></text:p>
          </table:table-cell>
          <table:table-cell office:value-type="float" office:value="187433847.86000004" table:style-name="ce18">
            <text:p>187.433.8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11891.97" table:style-name="ce17">
            <text:p>11.892<text:s/></text:p>
          </table:table-cell>
          <table:table-cell office:value-type="float" office:value="24114.6" table:style-name="ce17">
            <text:p>24.115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11510.37" table:style-name="ce17">
            <text:p>11.51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289.459999999999" table:style-name="ce17">
            <text:p>10.289<text:s/></text:p>
          </table:table-cell>
          <table:table-cell office:value-type="float" office:value="4874811.28" table:style-name="ce17">
            <text:p>4.874.811<text:s/></text:p>
          </table:table-cell>
          <table:table-cell office:value-type="float" office:value="7557377.8099999996" table:style-name="ce17">
            <text:p>7.557.37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678.189999999999" table:style-name="ce17">
            <text:p>16.67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886.86" table:style-name="ce17">
            <text:p>8.887<text:s/></text:p>
          </table:table-cell>
          <table:table-cell office:value-type="float" office:value="6385.47" table:style-name="ce17">
            <text:p>6.3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89495.17" table:style-name="ce17">
            <text:p>3.889.4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587111.060000002" table:style-name="ce17">
            <text:p>39.587.111<text:s/></text:p>
          </table:table-cell>
          <table:table-cell office:value-type="float" office:value="27326200.690000001" table:style-name="ce17">
            <text:p>27.326.20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538.3700000000008" table:style-name="ce17">
            <text:p>8.538<text:s/></text:p>
          </table:table-cell>
          <table:table-cell office:value-type="float" office:value="6429.32" table:style-name="ce17">
            <text:p>6.429<text:s/></text:p>
          </table:table-cell>
          <table:table-cell office:value-type="float" office:value="20233719.719999999" table:style-name="ce17">
            <text:p>20.233.720<text:s/></text:p>
          </table:table-cell>
          <table:table-cell office:value-type="float" office:value="13231097.23" table:style-name="ce17">
            <text:p>13.231.09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1797771.94999999" table:style-name="ce17">
            <text:p>221.797.77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8602562.56" table:style-name="ce18">
            <text:p>338.602.5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29420.73" table:style-name="ce17">
            <text:p>329.42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747027.75" table:style-name="ce17">
            <text:p>7.747.02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1011950.32" table:style-name="ce17">
            <text:p>41.011.950<text:s/></text:p>
          </table:table-cell>
          <table:table-cell office:value-type="float" office:value="19083187.489999998" table:style-name="ce17">
            <text:p>19.083.187<text:s/></text:p>
          </table:table-cell>
          <table:table-cell office:value-type="float" office:value="394479.7" table:style-name="ce17">
            <text:p>394.480<text:s/></text:p>
          </table:table-cell>
          <table:table-cell office:value-type="float" office:value="106155255.28" table:style-name="ce17">
            <text:p>106.155.255<text:s/></text:p>
          </table:table-cell>
          <table:table-cell office:value-type="float" office:value="5756479.5" table:style-name="ce17">
            <text:p>5.756.480<text:s/></text:p>
          </table:table-cell>
          <table:table-cell office:value-type="float" office:value="709210.78" table:style-name="ce17">
            <text:p>709.211<text:s/></text:p>
          </table:table-cell>
          <table:table-cell office:value-type="float" office:value="48552925.789999999" table:style-name="ce17">
            <text:p>48.552.926<text:s/></text:p>
          </table:table-cell>
          <table:table-cell office:value-type="float" office:value="252409.48" table:style-name="ce17">
            <text:p>252.409<text:s/></text:p>
          </table:table-cell>
          <table:table-cell office:value-type="float" office:value="1912832.53" table:style-name="ce17">
            <text:p>1.912.833<text:s/></text:p>
          </table:table-cell>
          <table:table-cell office:value-type="float" office:value="2813956.01" table:style-name="ce17">
            <text:p>2.813.956<text:s/></text:p>
          </table:table-cell>
          <table:table-cell office:value-type="float" office:value="805695.26" table:style-name="ce17">
            <text:p>805.695<text:s/></text:p>
          </table:table-cell>
          <table:table-cell office:value-type="float" office:value="45849813.609999999" table:style-name="ce17">
            <text:p>45.849.814<text:s/></text:p>
          </table:table-cell>
          <table:table-cell office:value-type="float" office:value="12339.97" table:style-name="ce17">
            <text:p>12.340<text:s/></text:p>
          </table:table-cell>
          <table:table-cell office:value-type="float" office:value="129225852.84" table:style-name="ce17">
            <text:p>129.225.853<text:s/></text:p>
          </table:table-cell>
          <table:table-cell office:value-type="float" office:value="118177668.45" table:style-name="ce17">
            <text:p>118.177.668<text:s/></text:p>
          </table:table-cell>
          <table:table-cell office:value-type="float" office:value="272328.53999999998" table:style-name="ce17">
            <text:p>272.3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151.32" table:style-name="ce17">
            <text:p>13.151<text:s/></text:p>
          </table:table-cell>
          <table:table-cell office:value-type="float" office:value="184578590.84999999" table:style-name="ce17">
            <text:p>184.578.591<text:s/></text:p>
          </table:table-cell>
          <table:table-cell office:value-type="float" office:value="218020672.15000001" table:style-name="ce17">
            <text:p>218.020.672<text:s/></text:p>
          </table:table-cell>
          <table:table-cell office:value-type="float" office:value="10710000.199999999" table:style-name="ce17">
            <text:p>10.710.000<text:s/></text:p>
          </table:table-cell>
          <table:table-cell office:value-type="float" office:value="687591607.22000003" table:style-name="ce17">
            <text:p>687.591.60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29976855.77" table:style-name="ce18">
            <text:p>1.629.976.8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6988.42" table:style-name="ce17">
            <text:p>26.988<text:s/></text:p>
          </table:table-cell>
          <table:table-cell office:value-type="float" office:value="2596764.3400000003" table:style-name="ce17">
            <text:p>2.596.764<text:s/></text:p>
          </table:table-cell>
          <table:table-cell office:value-type="float" office:value="1206823.0599999998" table:style-name="ce17">
            <text:p>1.206.823<text:s/></text:p>
          </table:table-cell>
          <table:table-cell office:value-type="float" office:value="53044.7" table:style-name="ce17">
            <text:p>53.045<text:s/></text:p>
          </table:table-cell>
          <table:table-cell office:value-type="float" office:value="69495841.599999994" table:style-name="ce17">
            <text:p>69.495.842<text:s/></text:p>
          </table:table-cell>
          <table:table-cell office:value-type="float" office:value="14278715.07" table:style-name="ce17">
            <text:p>14.278.715<text:s/></text:p>
          </table:table-cell>
          <table:table-cell office:value-type="float" office:value="3209729.25" table:style-name="ce17">
            <text:p>3.209.729<text:s/></text:p>
          </table:table-cell>
          <table:table-cell office:value-type="float" office:value="42644754.260000005" table:style-name="ce17">
            <text:p>42.644.754<text:s/></text:p>
          </table:table-cell>
          <table:table-cell office:value-type="float" office:value="22810692.529999997" table:style-name="ce17">
            <text:p>22.810.693<text:s/></text:p>
          </table:table-cell>
          <table:table-cell office:value-type="float" office:value="807481.95" table:style-name="ce17">
            <text:p>807.482<text:s/></text:p>
          </table:table-cell>
          <table:table-cell office:value-type="float" office:value="114521675.34999999" table:style-name="ce17">
            <text:p>114.521.675<text:s/></text:p>
          </table:table-cell>
          <table:table-cell office:value-type="float" office:value="6356719.4399999995" table:style-name="ce17">
            <text:p>6.356.719<text:s/></text:p>
          </table:table-cell>
          <table:table-cell office:value-type="float" office:value="3445890.3500000006" table:style-name="ce17">
            <text:p>3.445.890<text:s/></text:p>
          </table:table-cell>
          <table:table-cell office:value-type="float" office:value="4654912.05" table:style-name="ce17">
            <text:p>4.654.912<text:s/></text:p>
          </table:table-cell>
          <table:table-cell office:value-type="float" office:value="3283151.07" table:style-name="ce17">
            <text:p>3.283.151<text:s/></text:p>
          </table:table-cell>
          <table:table-cell office:value-type="float" office:value="34365216.57" table:style-name="ce17">
            <text:p>34.365.217<text:s/></text:p>
          </table:table-cell>
          <table:table-cell office:value-type="float" office:value="1283255.78" table:style-name="ce17">
            <text:p>1.283.256<text:s/></text:p>
          </table:table-cell>
          <table:table-cell office:value-type="float" office:value="119496151.83" table:style-name="ce17">
            <text:p>119.496.152<text:s/></text:p>
          </table:table-cell>
          <table:table-cell office:value-type="float" office:value="90679429.029999986" table:style-name="ce17">
            <text:p>90.679.429<text:s/></text:p>
          </table:table-cell>
          <table:table-cell office:value-type="float" office:value="3239740.82" table:style-name="ce17">
            <text:p>3.239.741<text:s/></text:p>
          </table:table-cell>
          <table:table-cell office:value-type="float" office:value="2859572.8400000003" table:style-name="ce17">
            <text:p>2.859.573<text:s/></text:p>
          </table:table-cell>
          <table:table-cell office:value-type="float" office:value="23313.46" table:style-name="ce17">
            <text:p>23.313<text:s/></text:p>
          </table:table-cell>
          <table:table-cell office:value-type="float" office:value="129061490.24999999" table:style-name="ce17">
            <text:p>129.061.490<text:s/></text:p>
          </table:table-cell>
          <table:table-cell office:value-type="float" office:value="124257043.50000001" table:style-name="ce17">
            <text:p>124.257.044<text:s/></text:p>
          </table:table-cell>
          <table:table-cell office:value-type="float" office:value="4635646.1899999995" table:style-name="ce17">
            <text:p>4.635.646<text:s/></text:p>
          </table:table-cell>
          <table:table-cell office:value-type="float" office:value="902605872.75999999" table:style-name="ce17">
            <text:p>902.605.873<text:s/></text:p>
          </table:table-cell>
          <table:table-cell office:value-type="float" office:value="1469312.56" table:style-name="ce17">
            <text:p>1.469.313<text:s/></text:p>
          </table:table-cell>
          <table:table-cell office:value-type="float" office:value="1703369229.03" table:style-name="ce18">
            <text:p>1.703.369.2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9550785.27" table:style-name="ce17">
            <text:p>19.550.785<text:s/></text:p>
          </table:table-cell>
          <table:table-cell office:value-type="float" office:value="68819649.560000002" table:style-name="ce17">
            <text:p>68.819.650<text:s/></text:p>
          </table:table-cell>
          <table:table-cell office:value-type="float" office:value="225289979.71000001" table:style-name="ce17">
            <text:p>225.289.980<text:s/></text:p>
          </table:table-cell>
          <table:table-cell office:value-type="float" office:value="14721004.32" table:style-name="ce17">
            <text:p>14.721.004<text:s/></text:p>
          </table:table-cell>
          <table:table-cell office:value-type="float" office:value="377406165.51999998" table:style-name="ce17">
            <text:p>377.406.166<text:s/></text:p>
          </table:table-cell>
          <table:table-cell office:value-type="float" office:value="384531847.81999999" table:style-name="ce17">
            <text:p>384.531.848<text:s/></text:p>
          </table:table-cell>
          <table:table-cell office:value-type="float" office:value="4282405874.3999996" table:style-name="ce17">
            <text:p>4.282.405.874<text:s/></text:p>
          </table:table-cell>
          <table:table-cell office:value-type="float" office:value="248883085.53999999" table:style-name="ce17">
            <text:p>248.883.086<text:s/></text:p>
          </table:table-cell>
          <table:table-cell office:value-type="float" office:value="286289620.63999999" table:style-name="ce17">
            <text:p>286.289.621<text:s/></text:p>
          </table:table-cell>
          <table:table-cell office:value-type="float" office:value="92118506.650000006" table:style-name="ce17">
            <text:p>92.118.507<text:s/></text:p>
          </table:table-cell>
          <table:table-cell office:value-type="float" office:value="1207926138.9200001" table:style-name="ce17">
            <text:p>1.207.926.139<text:s/></text:p>
          </table:table-cell>
          <table:table-cell office:value-type="float" office:value="137331868.25999999" table:style-name="ce17">
            <text:p>137.331.868<text:s/></text:p>
          </table:table-cell>
          <table:table-cell office:value-type="float" office:value="164526282.36000001" table:style-name="ce17">
            <text:p>164.526.282<text:s/></text:p>
          </table:table-cell>
          <table:table-cell office:value-type="float" office:value="178756439.65000001" table:style-name="ce17">
            <text:p>178.756.440<text:s/></text:p>
          </table:table-cell>
          <table:table-cell office:value-type="float" office:value="112938305.17" table:style-name="ce17">
            <text:p>112.938.305<text:s/></text:p>
          </table:table-cell>
          <table:table-cell office:value-type="float" office:value="337650378.66000003" table:style-name="ce17">
            <text:p>337.650.379<text:s/></text:p>
          </table:table-cell>
          <table:table-cell office:value-type="float" office:value="74818022.140000001" table:style-name="ce17">
            <text:p>74.818.022<text:s/></text:p>
          </table:table-cell>
          <table:table-cell office:value-type="float" office:value="959851642.41999996" table:style-name="ce17">
            <text:p>959.851.642<text:s/></text:p>
          </table:table-cell>
          <table:table-cell office:value-type="float" office:value="5623547070.9300003" table:style-name="ce17">
            <text:p>5.623.547.071<text:s/></text:p>
          </table:table-cell>
          <table:table-cell office:value-type="float" office:value="95614755.819999993" table:style-name="ce17">
            <text:p>95.614.756<text:s/></text:p>
          </table:table-cell>
          <table:table-cell office:value-type="float" office:value="46296816.439999998" table:style-name="ce17">
            <text:p>46.296.816<text:s/></text:p>
          </table:table-cell>
          <table:table-cell office:value-type="float" office:value="16601478.16" table:style-name="ce17">
            <text:p>16.601.478<text:s/></text:p>
          </table:table-cell>
          <table:table-cell office:value-type="float" office:value="1148923641.7" table:style-name="ce17">
            <text:p>1.148.923.642<text:s/></text:p>
          </table:table-cell>
          <table:table-cell office:value-type="float" office:value="573483624.63999999" table:style-name="ce17">
            <text:p>573.483.625<text:s/></text:p>
          </table:table-cell>
          <table:table-cell office:value-type="float" office:value="69950022.200000003" table:style-name="ce17">
            <text:p>69.950.022<text:s/></text:p>
          </table:table-cell>
          <table:table-cell office:value-type="float" office:value="13250081081.23" table:style-name="ce17">
            <text:p>13.250.081.081<text:s/></text:p>
          </table:table-cell>
          <table:table-cell office:value-type="float" office:value="38496863.710000001" table:style-name="ce17">
            <text:p>38.496.864<text:s/></text:p>
          </table:table-cell>
          <table:table-cell office:value-type="float" office:value="30036810951.839996" table:style-name="ce18">
            <text:p>30.036.810.9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283453.6600000001" table:style-name="ce17">
            <text:p>6.283.454<text:s/></text:p>
          </table:table-cell>
          <table:table-cell office:value-type="float" office:value="19874766.23" table:style-name="ce17">
            <text:p>19.874.766<text:s/></text:p>
          </table:table-cell>
          <table:table-cell office:value-type="float" office:value="20732579.489999998" table:style-name="ce17">
            <text:p>20.732.579<text:s/></text:p>
          </table:table-cell>
          <table:table-cell office:value-type="float" office:value="4448977.93" table:style-name="ce17">
            <text:p>4.448.978<text:s/></text:p>
          </table:table-cell>
          <table:table-cell office:value-type="float" office:value="81957532.019999996" table:style-name="ce17">
            <text:p>81.957.532<text:s/></text:p>
          </table:table-cell>
          <table:table-cell office:value-type="float" office:value="67002006.630000003" table:style-name="ce17">
            <text:p>67.002.007<text:s/></text:p>
          </table:table-cell>
          <table:table-cell office:value-type="float" office:value="70922274.439999998" table:style-name="ce17">
            <text:p>70.922.274<text:s/></text:p>
          </table:table-cell>
          <table:table-cell office:value-type="float" office:value="37190428.109999999" table:style-name="ce17">
            <text:p>37.190.428<text:s/></text:p>
          </table:table-cell>
          <table:table-cell office:value-type="float" office:value="71126998.829999998" table:style-name="ce17">
            <text:p>71.126.999<text:s/></text:p>
          </table:table-cell>
          <table:table-cell office:value-type="float" office:value="29402233.969999999" table:style-name="ce17">
            <text:p>29.402.234<text:s/></text:p>
          </table:table-cell>
          <table:table-cell office:value-type="float" office:value="247175748.72" table:style-name="ce17">
            <text:p>247.175.749<text:s/></text:p>
          </table:table-cell>
          <table:table-cell office:value-type="float" office:value="39111913.799999997" table:style-name="ce17">
            <text:p>39.111.914<text:s/></text:p>
          </table:table-cell>
          <table:table-cell office:value-type="float" office:value="38319396.109999999" table:style-name="ce17">
            <text:p>38.319.396<text:s/></text:p>
          </table:table-cell>
          <table:table-cell office:value-type="float" office:value="34690550.469999999" table:style-name="ce17">
            <text:p>34.690.550<text:s/></text:p>
          </table:table-cell>
          <table:table-cell office:value-type="float" office:value="28166178.329999998" table:style-name="ce17">
            <text:p>28.166.178<text:s/></text:p>
          </table:table-cell>
          <table:table-cell office:value-type="float" office:value="62688367.5" table:style-name="ce17">
            <text:p>62.688.368<text:s/></text:p>
          </table:table-cell>
          <table:table-cell office:value-type="float" office:value="25845835.420000002" table:style-name="ce17">
            <text:p>25.845.835<text:s/></text:p>
          </table:table-cell>
          <table:table-cell office:value-type="float" office:value="162802666.74000001" table:style-name="ce17">
            <text:p>162.802.667<text:s/></text:p>
          </table:table-cell>
          <table:table-cell office:value-type="float" office:value="451397424.68000001" table:style-name="ce17">
            <text:p>451.397.425<text:s/></text:p>
          </table:table-cell>
          <table:table-cell office:value-type="float" office:value="26468674.030000001" table:style-name="ce17">
            <text:p>26.468.674<text:s/></text:p>
          </table:table-cell>
          <table:table-cell office:value-type="float" office:value="12730560.779999999" table:style-name="ce17">
            <text:p>12.730.561<text:s/></text:p>
          </table:table-cell>
          <table:table-cell office:value-type="float" office:value="4402883.42" table:style-name="ce17">
            <text:p>4.402.883<text:s/></text:p>
          </table:table-cell>
          <table:table-cell office:value-type="float" office:value="222054641.55000001" table:style-name="ce17">
            <text:p>222.054.642<text:s/></text:p>
          </table:table-cell>
          <table:table-cell office:value-type="float" office:value="96976960.510000005" table:style-name="ce17">
            <text:p>96.976.961<text:s/></text:p>
          </table:table-cell>
          <table:table-cell office:value-type="float" office:value="22040736.690000001" table:style-name="ce17">
            <text:p>22.040.737<text:s/></text:p>
          </table:table-cell>
          <table:table-cell office:value-type="float" office:value="1132141058.3499999" table:style-name="ce17">
            <text:p>1.132.141.058<text:s/></text:p>
          </table:table-cell>
          <table:table-cell office:value-type="float" office:value="10758759.51" table:style-name="ce17">
            <text:p>10.758.760<text:s/></text:p>
          </table:table-cell>
          <table:table-cell office:value-type="float" office:value="3026713607.9200001" table:style-name="ce18">
            <text:p>3.026.713.6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4326606.6399999997" table:style-name="ce17">
            <text:p>4.326.607<text:s/></text:p>
          </table:table-cell>
          <table:table-cell office:value-type="float" office:value="17903391.25" table:style-name="ce17">
            <text:p>17.903.391<text:s/></text:p>
          </table:table-cell>
          <table:table-cell office:value-type="float" office:value="105723468.53" table:style-name="ce17">
            <text:p>105.723.469<text:s/></text:p>
          </table:table-cell>
          <table:table-cell office:value-type="float" office:value="4575944.18" table:style-name="ce17">
            <text:p>4.575.944<text:s/></text:p>
          </table:table-cell>
          <table:table-cell office:value-type="float" office:value="104300999.44" table:style-name="ce17">
            <text:p>104.300.999<text:s/></text:p>
          </table:table-cell>
          <table:table-cell office:value-type="float" office:value="143504341.66" table:style-name="ce17">
            <text:p>143.504.342<text:s/></text:p>
          </table:table-cell>
          <table:table-cell office:value-type="float" office:value="463504463.13" table:style-name="ce17">
            <text:p>463.504.463<text:s/></text:p>
          </table:table-cell>
          <table:table-cell office:value-type="float" office:value="94604335.040000007" table:style-name="ce17">
            <text:p>94.604.335<text:s/></text:p>
          </table:table-cell>
          <table:table-cell office:value-type="float" office:value="94738968.650000006" table:style-name="ce17">
            <text:p>94.738.969<text:s/></text:p>
          </table:table-cell>
          <table:table-cell office:value-type="float" office:value="25760763.780000001" table:style-name="ce17">
            <text:p>25.760.764<text:s/></text:p>
          </table:table-cell>
          <table:table-cell office:value-type="float" office:value="375983245.39999998" table:style-name="ce17">
            <text:p>375.983.245<text:s/></text:p>
          </table:table-cell>
          <table:table-cell office:value-type="float" office:value="46599789.119999997" table:style-name="ce17">
            <text:p>46.599.789<text:s/></text:p>
          </table:table-cell>
          <table:table-cell office:value-type="float" office:value="49793437.259999998" table:style-name="ce17">
            <text:p>49.793.437<text:s/></text:p>
          </table:table-cell>
          <table:table-cell office:value-type="float" office:value="66485561.409999996" table:style-name="ce17">
            <text:p>66.485.561<text:s/></text:p>
          </table:table-cell>
          <table:table-cell office:value-type="float" office:value="28392974.829999998" table:style-name="ce17">
            <text:p>28.392.975<text:s/></text:p>
          </table:table-cell>
          <table:table-cell office:value-type="float" office:value="119884445.94" table:style-name="ce17">
            <text:p>119.884.446<text:s/></text:p>
          </table:table-cell>
          <table:table-cell office:value-type="float" office:value="22035458.68" table:style-name="ce17">
            <text:p>22.035.459<text:s/></text:p>
          </table:table-cell>
          <table:table-cell office:value-type="float" office:value="352167996.04000002" table:style-name="ce17">
            <text:p>352.167.996<text:s/></text:p>
          </table:table-cell>
          <table:table-cell office:value-type="float" office:value="1379102225.21" table:style-name="ce17">
            <text:p>1.379.102.225<text:s/></text:p>
          </table:table-cell>
          <table:table-cell office:value-type="float" office:value="23814408.260000002" table:style-name="ce17">
            <text:p>23.814.408<text:s/></text:p>
          </table:table-cell>
          <table:table-cell office:value-type="float" office:value="13207933.09" table:style-name="ce17">
            <text:p>13.207.933<text:s/></text:p>
          </table:table-cell>
          <table:table-cell office:value-type="float" office:value="5881760.25" table:style-name="ce17">
            <text:p>5.881.760<text:s/></text:p>
          </table:table-cell>
          <table:table-cell office:value-type="float" office:value="362982158.27999997" table:style-name="ce17">
            <text:p>362.982.158<text:s/></text:p>
          </table:table-cell>
          <table:table-cell office:value-type="float" office:value="217050878.15000001" table:style-name="ce17">
            <text:p>217.050.878<text:s/></text:p>
          </table:table-cell>
          <table:table-cell office:value-type="float" office:value="17013296.949999999" table:style-name="ce17">
            <text:p>17.013.297<text:s/></text:p>
          </table:table-cell>
          <table:table-cell office:value-type="float" office:value="2828484526.9000001" table:style-name="ce17">
            <text:p>2.828.484.527<text:s/></text:p>
          </table:table-cell>
          <table:table-cell office:value-type="float" office:value="14791595.16" table:style-name="ce17">
            <text:p>14.791.595<text:s/></text:p>
          </table:table-cell>
          <table:table-cell office:value-type="float" office:value="6982614973.2299995" table:style-name="ce18">
            <text:p>6.982.614.9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27.08000000000004" table:style-name="ce17">
            <text:p>627<text:s/></text:p>
          </table:table-cell>
          <table:table-cell office:value-type="float" office:value="1991.13" table:style-name="ce17">
            <text:p>1.991<text:s/></text:p>
          </table:table-cell>
          <table:table-cell office:value-type="float" office:value="868373.87" table:style-name="ce17">
            <text:p>868.374<text:s/></text:p>
          </table:table-cell>
          <table:table-cell office:value-type="float" office:value="19020001.120000001" table:style-name="ce17">
            <text:p>19.020.001<text:s/></text:p>
          </table:table-cell>
          <table:table-cell office:value-type="float" office:value="169022573.19" table:style-name="ce17">
            <text:p>169.022.573<text:s/></text:p>
          </table:table-cell>
          <table:table-cell office:value-type="float" office:value="6772040.9000000004" table:style-name="ce17">
            <text:p>6.772.041<text:s/></text:p>
          </table:table-cell>
          <table:table-cell office:value-type="float" office:value="211541.38" table:style-name="ce17">
            <text:p>211.541<text:s/></text:p>
          </table:table-cell>
          <table:table-cell office:value-type="float" office:value="199.86" table:style-name="ce17">
            <text:p>200<text:s/></text:p>
          </table:table-cell>
          <table:table-cell office:value-type="float" office:value="14237615.07" table:style-name="ce17">
            <text:p>14.237.615<text:s/></text:p>
          </table:table-cell>
          <table:table-cell office:value-type="float" office:value="141432" table:style-name="ce17">
            <text:p>141.432<text:s/></text:p>
          </table:table-cell>
          <table:table-cell office:value-type="float" office:value="387443.16" table:style-name="ce17">
            <text:p>387.443<text:s/></text:p>
          </table:table-cell>
          <table:table-cell office:value-type="float" office:value="20749541.699999999" table:style-name="ce17">
            <text:p>20.749.542<text:s/></text:p>
          </table:table-cell>
          <table:table-cell office:value-type="float" office:value="2899.99" table:style-name="ce17">
            <text:p>2.900<text:s/></text:p>
          </table:table-cell>
          <table:table-cell office:value-type="float" office:value="6994292.4000000004" table:style-name="ce17">
            <text:p>6.994.29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181519.100000001" table:style-name="ce17">
            <text:p>22.181.519<text:s/></text:p>
          </table:table-cell>
          <table:table-cell office:value-type="float" office:value="165130942.21000001" table:style-name="ce17">
            <text:p>165.130.942<text:s/></text:p>
          </table:table-cell>
          <table:table-cell office:value-type="float" office:value="103443.15" table:style-name="ce17">
            <text:p>103.443<text:s/></text:p>
          </table:table-cell>
          <table:table-cell office:value-type="float" office:value="32449" table:style-name="ce17">
            <text:p>32.44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222519.909999996" table:style-name="ce17">
            <text:p>38.222.520<text:s/></text:p>
          </table:table-cell>
          <table:table-cell office:value-type="float" office:value="1441915.53" table:style-name="ce17">
            <text:p>1.441.916<text:s/></text:p>
          </table:table-cell>
          <table:table-cell office:value-type="float" office:value="2675953.11" table:style-name="ce17">
            <text:p>2.675.953<text:s/></text:p>
          </table:table-cell>
          <table:table-cell office:value-type="float" office:value="438562926.06999999" table:style-name="ce17">
            <text:p>438.562.926<text:s/></text:p>
          </table:table-cell>
          <table:table-cell office:value-type="float" office:value="14495.87" table:style-name="ce17">
            <text:p>14.496<text:s/></text:p>
          </table:table-cell>
          <table:table-cell office:value-type="float" office:value="906776736.79999983" table:style-name="ce18">
            <text:p>906.776.7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4326606.6399999997" table:style-name="ce17">
            <text:p>4.326.607<text:s/></text:p>
          </table:table-cell>
          <table:table-cell office:value-type="float" office:value="17903391.25" table:style-name="ce17">
            <text:p>17.903.391<text:s/></text:p>
          </table:table-cell>
          <table:table-cell office:value-type="float" office:value="105722841.45" table:style-name="ce17">
            <text:p>105.722.841<text:s/></text:p>
          </table:table-cell>
          <table:table-cell office:value-type="float" office:value="4573953.05" table:style-name="ce17">
            <text:p>4.573.953<text:s/></text:p>
          </table:table-cell>
          <table:table-cell office:value-type="float" office:value="103432625.57000001" table:style-name="ce17">
            <text:p>103.432.626<text:s/></text:p>
          </table:table-cell>
          <table:table-cell office:value-type="float" office:value="124484340.53999999" table:style-name="ce17">
            <text:p>124.484.341<text:s/></text:p>
          </table:table-cell>
          <table:table-cell office:value-type="float" office:value="294481889.94" table:style-name="ce17">
            <text:p>294.481.890<text:s/></text:p>
          </table:table-cell>
          <table:table-cell office:value-type="float" office:value="87832294.139999986" table:style-name="ce17">
            <text:p>87.832.294<text:s/></text:p>
          </table:table-cell>
          <table:table-cell office:value-type="float" office:value="94527427.269999996" table:style-name="ce17">
            <text:p>94.527.427<text:s/></text:p>
          </table:table-cell>
          <table:table-cell office:value-type="float" office:value="25760563.920000002" table:style-name="ce17">
            <text:p>25.760.564<text:s/></text:p>
          </table:table-cell>
          <table:table-cell office:value-type="float" office:value="361745630.32999998" table:style-name="ce17">
            <text:p>361.745.630<text:s/></text:p>
          </table:table-cell>
          <table:table-cell office:value-type="float" office:value="46458357.119999997" table:style-name="ce17">
            <text:p>46.458.357<text:s/></text:p>
          </table:table-cell>
          <table:table-cell office:value-type="float" office:value="49405994.099999994" table:style-name="ce17">
            <text:p>49.405.994<text:s/></text:p>
          </table:table-cell>
          <table:table-cell office:value-type="float" office:value="45736019.710000001" table:style-name="ce17">
            <text:p>45.736.020<text:s/></text:p>
          </table:table-cell>
          <table:table-cell office:value-type="float" office:value="28390074.84" table:style-name="ce17">
            <text:p>28.390.075<text:s/></text:p>
          </table:table-cell>
          <table:table-cell office:value-type="float" office:value="112890153.54000001" table:style-name="ce17">
            <text:p>112.890.154<text:s/></text:p>
          </table:table-cell>
          <table:table-cell office:value-type="float" office:value="22035458.68" table:style-name="ce17">
            <text:p>22.035.459<text:s/></text:p>
          </table:table-cell>
          <table:table-cell office:value-type="float" office:value="329986476.94" table:style-name="ce17">
            <text:p>329.986.477<text:s/></text:p>
          </table:table-cell>
          <table:table-cell office:value-type="float" office:value="1213971283" table:style-name="ce17">
            <text:p>1.213.971.283<text:s/></text:p>
          </table:table-cell>
          <table:table-cell office:value-type="float" office:value="23710965.110000003" table:style-name="ce17">
            <text:p>23.710.965<text:s/></text:p>
          </table:table-cell>
          <table:table-cell office:value-type="float" office:value="13175484.09" table:style-name="ce17">
            <text:p>13.175.484<text:s/></text:p>
          </table:table-cell>
          <table:table-cell office:value-type="float" office:value="5881760.25" table:style-name="ce17">
            <text:p>5.881.760<text:s/></text:p>
          </table:table-cell>
          <table:table-cell office:value-type="float" office:value="324759638.37" table:style-name="ce17">
            <text:p>324.759.638<text:s/></text:p>
          </table:table-cell>
          <table:table-cell office:value-type="float" office:value="215608962.61999997" table:style-name="ce17">
            <text:p>215.608.963<text:s/></text:p>
          </table:table-cell>
          <table:table-cell office:value-type="float" office:value="14337343.840000002" table:style-name="ce17">
            <text:p>14.337.344<text:s/></text:p>
          </table:table-cell>
          <table:table-cell office:value-type="float" office:value="2389921600.8299999" table:style-name="ce17">
            <text:p>2.389.921.601<text:s/></text:p>
          </table:table-cell>
          <table:table-cell office:value-type="float" office:value="14777099.290000001" table:style-name="ce17">
            <text:p>14.777.099<text:s/></text:p>
          </table:table-cell>
          <table:table-cell office:value-type="float" office:value="6075838236.4299994" table:style-name="ce18">
            <text:p>6.075.838.2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940724.9700000007" table:style-name="ce17">
            <text:p>8.940.725<text:s/></text:p>
          </table:table-cell>
          <table:table-cell office:value-type="float" office:value="31041492.079999998" table:style-name="ce17">
            <text:p>31.041.492<text:s/></text:p>
          </table:table-cell>
          <table:table-cell office:value-type="float" office:value="98833931.689999998" table:style-name="ce17">
            <text:p>98.833.932<text:s/></text:p>
          </table:table-cell>
          <table:table-cell office:value-type="float" office:value="5696082.21" table:style-name="ce17">
            <text:p>5.696.082<text:s/></text:p>
          </table:table-cell>
          <table:table-cell office:value-type="float" office:value="191147634.06" table:style-name="ce17">
            <text:p>191.147.634<text:s/></text:p>
          </table:table-cell>
          <table:table-cell office:value-type="float" office:value="174025499.53" table:style-name="ce17">
            <text:p>174.025.500<text:s/></text:p>
          </table:table-cell>
          <table:table-cell office:value-type="float" office:value="3747979136.8300004" table:style-name="ce17">
            <text:p>3.747.979.137<text:s/></text:p>
          </table:table-cell>
          <table:table-cell office:value-type="float" office:value="117088322.39" table:style-name="ce17">
            <text:p>117.088.322<text:s/></text:p>
          </table:table-cell>
          <table:table-cell office:value-type="float" office:value="120423653.16" table:style-name="ce17">
            <text:p>120.423.653<text:s/></text:p>
          </table:table-cell>
          <table:table-cell office:value-type="float" office:value="36955508.899999999" table:style-name="ce17">
            <text:p>36.955.509<text:s/></text:p>
          </table:table-cell>
          <table:table-cell office:value-type="float" office:value="584767144.79999995" table:style-name="ce17">
            <text:p>584.767.145<text:s/></text:p>
          </table:table-cell>
          <table:table-cell office:value-type="float" office:value="51620165.340000004" table:style-name="ce17">
            <text:p>51.620.165<text:s/></text:p>
          </table:table-cell>
          <table:table-cell office:value-type="float" office:value="76413448.989999995" table:style-name="ce17">
            <text:p>76.413.449<text:s/></text:p>
          </table:table-cell>
          <table:table-cell office:value-type="float" office:value="77580327.769999996" table:style-name="ce17">
            <text:p>77.580.328<text:s/></text:p>
          </table:table-cell>
          <table:table-cell office:value-type="float" office:value="56379152.009999998" table:style-name="ce17">
            <text:p>56.379.152<text:s/></text:p>
          </table:table-cell>
          <table:table-cell office:value-type="float" office:value="155077565.22" table:style-name="ce17">
            <text:p>155.077.565<text:s/></text:p>
          </table:table-cell>
          <table:table-cell office:value-type="float" office:value="26936728.039999999" table:style-name="ce17">
            <text:p>26.936.728<text:s/></text:p>
          </table:table-cell>
          <table:table-cell office:value-type="float" office:value="444880979.63999999" table:style-name="ce17">
            <text:p>444.880.980<text:s/></text:p>
          </table:table-cell>
          <table:table-cell office:value-type="float" office:value="3793047421.04" table:style-name="ce17">
            <text:p>3.793.047.421<text:s/></text:p>
          </table:table-cell>
          <table:table-cell office:value-type="float" office:value="45331673.530000001" table:style-name="ce17">
            <text:p>45.331.674<text:s/></text:p>
          </table:table-cell>
          <table:table-cell office:value-type="float" office:value="20358322.57" table:style-name="ce17">
            <text:p>20.358.323<text:s/></text:p>
          </table:table-cell>
          <table:table-cell office:value-type="float" office:value="6316834.4900000002" table:style-name="ce17">
            <text:p>6.316.834<text:s/></text:p>
          </table:table-cell>
          <table:table-cell office:value-type="float" office:value="563886841.87" table:style-name="ce17">
            <text:p>563.886.842<text:s/></text:p>
          </table:table-cell>
          <table:table-cell office:value-type="float" office:value="259455785.97999999" table:style-name="ce17">
            <text:p>259.455.786<text:s/></text:p>
          </table:table-cell>
          <table:table-cell office:value-type="float" office:value="30895988.559999999" table:style-name="ce17">
            <text:p>30.895.989<text:s/></text:p>
          </table:table-cell>
          <table:table-cell office:value-type="float" office:value="9289455495.9799995" table:style-name="ce17">
            <text:p>9.289.455.496<text:s/></text:p>
          </table:table-cell>
          <table:table-cell office:value-type="float" office:value="12946509.039999999" table:style-name="ce17">
            <text:p>12.946.509<text:s/></text:p>
          </table:table-cell>
          <table:table-cell office:value-type="float" office:value="20027482370.690002" table:style-name="ce18">
            <text:p>20.027.482.3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686626.3099999996" table:style-name="ce17">
            <text:p>7.686.626<text:s/></text:p>
          </table:table-cell>
          <table:table-cell office:value-type="float" office:value="27924601.420000002" table:style-name="ce17">
            <text:p>27.924.601<text:s/></text:p>
          </table:table-cell>
          <table:table-cell office:value-type="float" office:value="69878233.769999996" table:style-name="ce17">
            <text:p>69.878.234<text:s/></text:p>
          </table:table-cell>
          <table:table-cell office:value-type="float" office:value="4708642.74" table:style-name="ce17">
            <text:p>4.708.643<text:s/></text:p>
          </table:table-cell>
          <table:table-cell office:value-type="float" office:value="144406071.13999999" table:style-name="ce17">
            <text:p>144.406.071<text:s/></text:p>
          </table:table-cell>
          <table:table-cell office:value-type="float" office:value="127469092.06" table:style-name="ce17">
            <text:p>127.469.092<text:s/></text:p>
          </table:table-cell>
          <table:table-cell office:value-type="float" office:value="2694510823.7199998" table:style-name="ce17">
            <text:p>2.694.510.824<text:s/></text:p>
          </table:table-cell>
          <table:table-cell office:value-type="float" office:value="75903819.659999996" table:style-name="ce17">
            <text:p>75.903.820<text:s/></text:p>
          </table:table-cell>
          <table:table-cell office:value-type="float" office:value="101216900.81999999" table:style-name="ce17">
            <text:p>101.216.901<text:s/></text:p>
          </table:table-cell>
          <table:table-cell office:value-type="float" office:value="32905972.039999999" table:style-name="ce17">
            <text:p>32.905.972<text:s/></text:p>
          </table:table-cell>
          <table:table-cell office:value-type="float" office:value="426523572.63999999" table:style-name="ce17">
            <text:p>426.523.573<text:s/></text:p>
          </table:table-cell>
          <table:table-cell office:value-type="float" office:value="43372726.450000003" table:style-name="ce17">
            <text:p>43.372.726<text:s/></text:p>
          </table:table-cell>
          <table:table-cell office:value-type="float" office:value="60302082.039999999" table:style-name="ce17">
            <text:p>60.302.082<text:s/></text:p>
          </table:table-cell>
          <table:table-cell office:value-type="float" office:value="64866754.140000001" table:style-name="ce17">
            <text:p>64.866.754<text:s/></text:p>
          </table:table-cell>
          <table:table-cell office:value-type="float" office:value="52112845.310000002" table:style-name="ce17">
            <text:p>52.112.845<text:s/></text:p>
          </table:table-cell>
          <table:table-cell office:value-type="float" office:value="125914858.56999999" table:style-name="ce17">
            <text:p>125.914.859<text:s/></text:p>
          </table:table-cell>
          <table:table-cell office:value-type="float" office:value="23400004.399999999" table:style-name="ce17">
            <text:p>23.400.004<text:s/></text:p>
          </table:table-cell>
          <table:table-cell office:value-type="float" office:value="324027772.44" table:style-name="ce17">
            <text:p>324.027.772<text:s/></text:p>
          </table:table-cell>
          <table:table-cell office:value-type="float" office:value="1104965031.47" table:style-name="ce17">
            <text:p>1.104.965.031<text:s/></text:p>
          </table:table-cell>
          <table:table-cell office:value-type="float" office:value="40276067.479999997" table:style-name="ce17">
            <text:p>40.276.067<text:s/></text:p>
          </table:table-cell>
          <table:table-cell office:value-type="float" office:value="17979908.710000001" table:style-name="ce17">
            <text:p>17.979.909<text:s/></text:p>
          </table:table-cell>
          <table:table-cell office:value-type="float" office:value="6005451.8300000001" table:style-name="ce17">
            <text:p>6.005.452<text:s/></text:p>
          </table:table-cell>
          <table:table-cell office:value-type="float" office:value="374064770.31" table:style-name="ce17">
            <text:p>374.064.770<text:s/></text:p>
          </table:table-cell>
          <table:table-cell office:value-type="float" office:value="189264337.66" table:style-name="ce17">
            <text:p>189.264.338<text:s/></text:p>
          </table:table-cell>
          <table:table-cell office:value-type="float" office:value="24955891.760000002" table:style-name="ce17">
            <text:p>24.955.892<text:s/></text:p>
          </table:table-cell>
          <table:table-cell office:value-type="float" office:value="2913317503.7800002" table:style-name="ce17">
            <text:p>2.913.317.504<text:s/></text:p>
          </table:table-cell>
          <table:table-cell office:value-type="float" office:value="11913742.699999999" table:style-name="ce17">
            <text:p>11.913.743<text:s/></text:p>
          </table:table-cell>
          <table:table-cell office:value-type="float" office:value="9089874105.3700008" table:style-name="ce18">
            <text:p>9.089.874.1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37303.29" table:style-name="ce17">
            <text:p>237.303<text:s/></text:p>
          </table:table-cell>
          <table:table-cell office:value-type="float" office:value="1357056.54" table:style-name="ce17">
            <text:p>1.357.057<text:s/></text:p>
          </table:table-cell>
          <table:table-cell office:value-type="float" office:value="2573640.09" table:style-name="ce17">
            <text:p>2.573.640<text:s/></text:p>
          </table:table-cell>
          <table:table-cell office:value-type="float" office:value="86484.6" table:style-name="ce17">
            <text:p>86.485<text:s/></text:p>
          </table:table-cell>
          <table:table-cell office:value-type="float" office:value="19186161.84" table:style-name="ce17">
            <text:p>19.186.162<text:s/></text:p>
          </table:table-cell>
          <table:table-cell office:value-type="float" office:value="28241465.949999999" table:style-name="ce17">
            <text:p>28.241.466<text:s/></text:p>
          </table:table-cell>
          <table:table-cell office:value-type="float" office:value="672604724.58000004" table:style-name="ce17">
            <text:p>672.604.725<text:s/></text:p>
          </table:table-cell>
          <table:table-cell office:value-type="float" office:value="13646693.029999999" table:style-name="ce17">
            <text:p>13.646.693<text:s/></text:p>
          </table:table-cell>
          <table:table-cell office:value-type="float" office:value="7109673.9400000004" table:style-name="ce17">
            <text:p>7.109.674<text:s/></text:p>
          </table:table-cell>
          <table:table-cell office:value-type="float" office:value="1088739.68" table:style-name="ce17">
            <text:p>1.088.740<text:s/></text:p>
          </table:table-cell>
          <table:table-cell office:value-type="float" office:value="63123168.299999997" table:style-name="ce17">
            <text:p>63.123.168<text:s/></text:p>
          </table:table-cell>
          <table:table-cell office:value-type="float" office:value="3458074.41" table:style-name="ce17">
            <text:p>3.458.074<text:s/></text:p>
          </table:table-cell>
          <table:table-cell office:value-type="float" office:value="7431600.2800000003" table:style-name="ce17">
            <text:p>7.431.600<text:s/></text:p>
          </table:table-cell>
          <table:table-cell office:value-type="float" office:value="6890292.6100000003" table:style-name="ce17">
            <text:p>6.890.293<text:s/></text:p>
          </table:table-cell>
          <table:table-cell office:value-type="float" office:value="1492053.25" table:style-name="ce17">
            <text:p>1.492.053<text:s/></text:p>
          </table:table-cell>
          <table:table-cell office:value-type="float" office:value="10497249.210000001" table:style-name="ce17">
            <text:p>10.497.249<text:s/></text:p>
          </table:table-cell>
          <table:table-cell office:value-type="float" office:value="880843.93" table:style-name="ce17">
            <text:p>880.844<text:s/></text:p>
          </table:table-cell>
          <table:table-cell office:value-type="float" office:value="49601905.640000001" table:style-name="ce17">
            <text:p>49.601.906<text:s/></text:p>
          </table:table-cell>
          <table:table-cell office:value-type="float" office:value="1907110894.6900001" table:style-name="ce17">
            <text:p>1.907.110.895<text:s/></text:p>
          </table:table-cell>
          <table:table-cell office:value-type="float" office:value="1463347.77" table:style-name="ce17">
            <text:p>1.463.348<text:s/></text:p>
          </table:table-cell>
          <table:table-cell office:value-type="float" office:value="1517882.3" table:style-name="ce17">
            <text:p>1.517.882<text:s/></text:p>
          </table:table-cell>
          <table:table-cell office:value-type="float" office:value="147465.59" table:style-name="ce17">
            <text:p>147.466<text:s/></text:p>
          </table:table-cell>
          <table:table-cell office:value-type="float" office:value="105896663.03" table:style-name="ce17">
            <text:p>105.896.663<text:s/></text:p>
          </table:table-cell>
          <table:table-cell office:value-type="float" office:value="38749880.649999999" table:style-name="ce17">
            <text:p>38.749.881<text:s/></text:p>
          </table:table-cell>
          <table:table-cell office:value-type="float" office:value="1891285.15" table:style-name="ce17">
            <text:p>1.891.285<text:s/></text:p>
          </table:table-cell>
          <table:table-cell office:value-type="float" office:value="4823822924.2700005" table:style-name="ce17">
            <text:p>4.823.822.924<text:s/></text:p>
          </table:table-cell>
          <table:table-cell office:value-type="float" office:value="452015.95" table:style-name="ce17">
            <text:p>452.016<text:s/></text:p>
          </table:table-cell>
          <table:table-cell office:value-type="float" office:value="7770559490.5700006" table:style-name="ce18">
            <text:p>7.770.559.4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5440.81" table:style-name="ce17">
            <text:p>5.441<text:s/></text:p>
          </table:table-cell>
          <table:table-cell office:value-type="float" office:value="145188.54999999999" table:style-name="ce17">
            <text:p>145.189<text:s/></text:p>
          </table:table-cell>
          <table:table-cell office:value-type="float" office:value="21791936.850000001" table:style-name="ce17">
            <text:p>21.791.937<text:s/></text:p>
          </table:table-cell>
          <table:table-cell office:value-type="float" office:value="47460.33" table:style-name="ce17">
            <text:p>47.460<text:s/></text:p>
          </table:table-cell>
          <table:table-cell office:value-type="float" office:value="14280565.65" table:style-name="ce17">
            <text:p>14.280.566<text:s/></text:p>
          </table:table-cell>
          <table:table-cell office:value-type="float" office:value="7759209.3399999999" table:style-name="ce17">
            <text:p>7.759.209<text:s/></text:p>
          </table:table-cell>
          <table:table-cell office:value-type="float" office:value="207129770.20000002" table:style-name="ce17">
            <text:p>207.129.770<text:s/></text:p>
          </table:table-cell>
          <table:table-cell office:value-type="float" office:value="20829677.789999999" table:style-name="ce17">
            <text:p>20.829.678<text:s/></text:p>
          </table:table-cell>
          <table:table-cell office:value-type="float" office:value="5060535.6900000004" table:style-name="ce17">
            <text:p>5.060.536<text:s/></text:p>
          </table:table-cell>
          <table:table-cell office:value-type="float" office:value="696588.83" table:style-name="ce17">
            <text:p>696.589<text:s/></text:p>
          </table:table-cell>
          <table:table-cell office:value-type="float" office:value="58857292.409999996" table:style-name="ce17">
            <text:p>58.857.292<text:s/></text:p>
          </table:table-cell>
          <table:table-cell office:value-type="float" office:value="1709026.87" table:style-name="ce17">
            <text:p>1.709.027<text:s/></text:p>
          </table:table-cell>
          <table:table-cell office:value-type="float" office:value="4758090.6900000004" table:style-name="ce17">
            <text:p>4.758.091<text:s/></text:p>
          </table:table-cell>
          <table:table-cell office:value-type="float" office:value="1841279.89" table:style-name="ce17">
            <text:p>1.841.280<text:s/></text:p>
          </table:table-cell>
          <table:table-cell office:value-type="float" office:value="1058575.24" table:style-name="ce17">
            <text:p>1.058.575<text:s/></text:p>
          </table:table-cell>
          <table:table-cell office:value-type="float" office:value="10525276.18" table:style-name="ce17">
            <text:p>10.525.276<text:s/></text:p>
          </table:table-cell>
          <table:table-cell office:value-type="float" office:value="965011.16" table:style-name="ce17">
            <text:p>965.011<text:s/></text:p>
          </table:table-cell>
          <table:table-cell office:value-type="float" office:value="47381015.560000002" table:style-name="ce17">
            <text:p>47.381.016<text:s/></text:p>
          </table:table-cell>
          <table:table-cell office:value-type="float" office:value="653042102.02999997" table:style-name="ce17">
            <text:p>653.042.102<text:s/></text:p>
          </table:table-cell>
          <table:table-cell office:value-type="float" office:value="2009155.89" table:style-name="ce17">
            <text:p>2.009.156<text:s/></text:p>
          </table:table-cell>
          <table:table-cell office:value-type="float" office:value="96631.21" table:style-name="ce17">
            <text:p>96.631<text:s/></text:p>
          </table:table-cell>
          <table:table-cell office:value-type="float" office:value="56296.33" table:style-name="ce17">
            <text:p>56.296<text:s/></text:p>
          </table:table-cell>
          <table:table-cell office:value-type="float" office:value="35928011.920000002" table:style-name="ce17">
            <text:p>35.928.012<text:s/></text:p>
          </table:table-cell>
          <table:table-cell office:value-type="float" office:value="14804994.810000001" table:style-name="ce17">
            <text:p>14.804.995<text:s/></text:p>
          </table:table-cell>
          <table:table-cell office:value-type="float" office:value="1910449.56" table:style-name="ce17">
            <text:p>1.910.450<text:s/></text:p>
          </table:table-cell>
          <table:table-cell office:value-type="float" office:value="1075494438.5999999" table:style-name="ce17">
            <text:p>1.075.494.439<text:s/></text:p>
          </table:table-cell>
          <table:table-cell office:value-type="float" office:value="20800.93" table:style-name="ce17">
            <text:p>20.801<text:s/></text:p>
          </table:table-cell>
          <table:table-cell office:value-type="float" office:value="2188204823.3199997" table:style-name="ce18">
            <text:p>2.188.204.8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1011354.5599999999" table:style-name="ce17">
            <text:p>1.011.355<text:s/></text:p>
          </table:table-cell>
          <table:table-cell office:value-type="float" office:value="1614645.57" table:style-name="ce17">
            <text:p>1.614.646<text:s/></text:p>
          </table:table-cell>
          <table:table-cell office:value-type="float" office:value="4590120.9800000004" table:style-name="ce17">
            <text:p>4.590.121<text:s/></text:p>
          </table:table-cell>
          <table:table-cell office:value-type="float" office:value="853494.54" table:style-name="ce17">
            <text:p>853.495<text:s/></text:p>
          </table:table-cell>
          <table:table-cell office:value-type="float" office:value="13274835.43" table:style-name="ce17">
            <text:p>13.274.835<text:s/></text:p>
          </table:table-cell>
          <table:table-cell office:value-type="float" office:value="10555732.18" table:style-name="ce17">
            <text:p>10.555.732<text:s/></text:p>
          </table:table-cell>
          <table:table-cell office:value-type="float" office:value="173733818.32999998" table:style-name="ce17">
            <text:p>173.733.818<text:s/></text:p>
          </table:table-cell>
          <table:table-cell office:value-type="float" office:value="6708131.9100000001" table:style-name="ce17">
            <text:p>6.708.132<text:s/></text:p>
          </table:table-cell>
          <table:table-cell office:value-type="float" office:value="7036542.71" table:style-name="ce17">
            <text:p>7.036.543<text:s/></text:p>
          </table:table-cell>
          <table:table-cell office:value-type="float" office:value="2264208.35" table:style-name="ce17">
            <text:p>2.264.208<text:s/></text:p>
          </table:table-cell>
          <table:table-cell office:value-type="float" office:value="36263111.450000003" table:style-name="ce17">
            <text:p>36.263.111<text:s/></text:p>
          </table:table-cell>
          <table:table-cell office:value-type="float" office:value="3080337.61" table:style-name="ce17">
            <text:p>3.080.338<text:s/></text:p>
          </table:table-cell>
          <table:table-cell office:value-type="float" office:value="3921675.9799999995" table:style-name="ce17">
            <text:p>3.921.676<text:s/></text:p>
          </table:table-cell>
          <table:table-cell office:value-type="float" office:value="3982001.13" table:style-name="ce17">
            <text:p>3.982.001<text:s/></text:p>
          </table:table-cell>
          <table:table-cell office:value-type="float" office:value="1715678.21" table:style-name="ce17">
            <text:p>1.715.678<text:s/></text:p>
          </table:table-cell>
          <table:table-cell office:value-type="float" office:value="8140181.2599999998" table:style-name="ce17">
            <text:p>8.140.181<text:s/></text:p>
          </table:table-cell>
          <table:table-cell office:value-type="float" office:value="1690868.55" table:style-name="ce17">
            <text:p>1.690.869<text:s/></text:p>
          </table:table-cell>
          <table:table-cell office:value-type="float" office:value="23870286" table:style-name="ce17">
            <text:p>23.870.286<text:s/></text:p>
          </table:table-cell>
          <table:table-cell office:value-type="float" office:value="127929392.84999999" table:style-name="ce17">
            <text:p>127.929.393<text:s/></text:p>
          </table:table-cell>
          <table:table-cell office:value-type="float" office:value="1583102.39" table:style-name="ce17">
            <text:p>1.583.102<text:s/></text:p>
          </table:table-cell>
          <table:table-cell office:value-type="float" office:value="763900.35" table:style-name="ce17">
            <text:p>763.900<text:s/></text:p>
          </table:table-cell>
          <table:table-cell office:value-type="float" office:value="107620.74" table:style-name="ce17">
            <text:p>107.621<text:s/></text:p>
          </table:table-cell>
          <table:table-cell office:value-type="float" office:value="47997396.609999999" table:style-name="ce17">
            <text:p>47.997.397<text:s/></text:p>
          </table:table-cell>
          <table:table-cell office:value-type="float" office:value="16636572.860000001" table:style-name="ce17">
            <text:p>16.636.573<text:s/></text:p>
          </table:table-cell>
          <table:table-cell office:value-type="float" office:value="2138362.0900000003" table:style-name="ce17">
            <text:p>2.138.362<text:s/></text:p>
          </table:table-cell>
          <table:table-cell office:value-type="float" office:value="476820629.32999998" table:style-name="ce17">
            <text:p>476.820.629<text:s/></text:p>
          </table:table-cell>
          <table:table-cell office:value-type="float" office:value="559949.46" table:style-name="ce17">
            <text:p>559.949<text:s/></text:p>
          </table:table-cell>
          <table:table-cell office:value-type="float" office:value="978843951.43000007" table:style-name="ce18">
            <text:p>978.843.9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515435.7" table:style-name="ce17">
            <text:p>515.436<text:s/></text:p>
          </table:table-cell>
          <table:table-cell office:value-type="float" office:value="1609201.29" table:style-name="ce17">
            <text:p>1.609.201<text:s/></text:p>
          </table:table-cell>
          <table:table-cell office:value-type="float" office:value="4997204.57" table:style-name="ce17">
            <text:p>4.997.205<text:s/></text:p>
          </table:table-cell>
          <table:table-cell office:value-type="float" office:value="66706.460000000006" table:style-name="ce17">
            <text:p>66.706<text:s/></text:p>
          </table:table-cell>
          <table:table-cell office:value-type="float" office:value="6241291.2400000002" table:style-name="ce17">
            <text:p>6.241.291<text:s/></text:p>
          </table:table-cell>
          <table:table-cell office:value-type="float" office:value="3767706.38" table:style-name="ce17">
            <text:p>3.767.706<text:s/></text:p>
          </table:table-cell>
          <table:table-cell office:value-type="float" office:value="505843952.43000001" table:style-name="ce17">
            <text:p>505.843.952<text:s/></text:p>
          </table:table-cell>
          <table:table-cell office:value-type="float" office:value="14499235.210000001" table:style-name="ce17">
            <text:p>14.499.235<text:s/></text:p>
          </table:table-cell>
          <table:table-cell office:value-type="float" office:value="9884176.0299999993" table:style-name="ce17">
            <text:p>9.884.176<text:s/></text:p>
          </table:table-cell>
          <table:table-cell office:value-type="float" office:value="475195.09" table:style-name="ce17">
            <text:p>475.195<text:s/></text:p>
          </table:table-cell>
          <table:table-cell office:value-type="float" office:value="82362496.109999999" table:style-name="ce17">
            <text:p>82.362.496<text:s/></text:p>
          </table:table-cell>
          <table:table-cell office:value-type="float" office:value="5438286.5" table:style-name="ce17">
            <text:p>5.438.287<text:s/></text:p>
          </table:table-cell>
          <table:table-cell office:value-type="float" office:value="14541173" table:style-name="ce17">
            <text:p>14.541.173<text:s/></text:p>
          </table:table-cell>
          <table:table-cell office:value-type="float" office:value="18089788.739999998" table:style-name="ce17">
            <text:p>18.089.789<text:s/></text:p>
          </table:table-cell>
          <table:table-cell office:value-type="float" office:value="1925702.22" table:style-name="ce17">
            <text:p>1.925.702<text:s/></text:p>
          </table:table-cell>
          <table:table-cell office:value-type="float" office:value="11066576.140000001" table:style-name="ce17">
            <text:p>11.066.576<text:s/></text:p>
          </table:table-cell>
          <table:table-cell office:value-type="float" office:value="712575.89" table:style-name="ce17">
            <text:p>712.576<text:s/></text:p>
          </table:table-cell>
          <table:table-cell office:value-type="float" office:value="58298406.789999999" table:style-name="ce17">
            <text:p>58.298.407<text:s/></text:p>
          </table:table-cell>
          <table:table-cell office:value-type="float" office:value="151555831.88999999" table:style-name="ce17">
            <text:p>151.555.832<text:s/></text:p>
          </table:table-cell>
          <table:table-cell office:value-type="float" office:value="1311562.04" table:style-name="ce17">
            <text:p>1.311.562<text:s/></text:p>
          </table:table-cell>
          <table:table-cell office:value-type="float" office:value="6614145.6299999999" table:style-name="ce17">
            <text:p>6.614.146<text:s/></text:p>
          </table:table-cell>
          <table:table-cell office:value-type="float" office:value="248388.09" table:style-name="ce17">
            <text:p>248.388<text:s/></text:p>
          </table:table-cell>
          <table:table-cell office:value-type="float" office:value="101141923.34999999" table:style-name="ce17">
            <text:p>101.141.923<text:s/></text:p>
          </table:table-cell>
          <table:table-cell office:value-type="float" office:value="26905007.800000001" table:style-name="ce17">
            <text:p>26.905.008<text:s/></text:p>
          </table:table-cell>
          <table:table-cell office:value-type="float" office:value="3912047.67" table:style-name="ce17">
            <text:p>3.912.048<text:s/></text:p>
          </table:table-cell>
          <table:table-cell office:value-type="float" office:value="2195637453.0599999" table:style-name="ce17">
            <text:p>2.195.637.453<text:s/></text:p>
          </table:table-cell>
          <table:table-cell office:value-type="float" office:value="173531.55" table:style-name="ce17">
            <text:p>173.532<text:s/></text:p>
          </table:table-cell>
          <table:table-cell office:value-type="float" office:value="3227835000.8699999" table:style-name="ce18">
            <text:p>3.227.835.0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3702.97" table:style-name="ce17">
            <text:p>13.703<text:s/></text:p>
          </table:table-cell>
          <table:table-cell office:value-type="float" office:value="96222.59" table:style-name="ce17">
            <text:p>96.223<text:s/></text:p>
          </table:table-cell>
          <table:table-cell office:value-type="float" office:value="35962.71" table:style-name="ce17">
            <text:p>35.963<text:s/></text:p>
          </table:table-cell>
          <table:table-cell office:value-type="float" office:value="18900.04" table:style-name="ce17">
            <text:p>18.900<text:s/></text:p>
          </table:table-cell>
          <table:table-cell office:value-type="float" office:value="623300.01" table:style-name="ce17">
            <text:p>623.300<text:s/></text:p>
          </table:table-cell>
          <table:table-cell office:value-type="float" office:value="99266.73" table:style-name="ce17">
            <text:p>99.267<text:s/></text:p>
          </table:table-cell>
          <table:table-cell office:value-type="float" office:value="124818.29999999999" table:style-name="ce17">
            <text:p>124.818<text:s/></text:p>
          </table:table-cell>
          <table:table-cell office:value-type="float" office:value="219638.68" table:style-name="ce17">
            <text:p>219.639<text:s/></text:p>
          </table:table-cell>
          <table:table-cell office:value-type="float" office:value="1367349.82" table:style-name="ce17">
            <text:p>1.367.350<text:s/></text:p>
          </table:table-cell>
          <table:table-cell office:value-type="float" office:value="199147.62" table:style-name="ce17">
            <text:p>199.148<text:s/></text:p>
          </table:table-cell>
          <table:table-cell office:value-type="float" office:value="2989340.31" table:style-name="ce17">
            <text:p>2.989.340<text:s/></text:p>
          </table:table-cell>
          <table:table-cell office:value-type="float" office:value="2569556.86" table:style-name="ce17">
            <text:p>2.569.557<text:s/></text:p>
          </table:table-cell>
          <table:table-cell office:value-type="float" office:value="4645496.49" table:style-name="ce17">
            <text:p>4.645.496<text:s/></text:p>
          </table:table-cell>
          <table:table-cell office:value-type="float" office:value="782663.47" table:style-name="ce17">
            <text:p>782.663<text:s/></text:p>
          </table:table-cell>
          <table:table-cell office:value-type="float" office:value="132899.14000000001" table:style-name="ce17">
            <text:p>132.899<text:s/></text:p>
          </table:table-cell>
          <table:table-cell office:value-type="float" office:value="170678.28" table:style-name="ce17">
            <text:p>170.678<text:s/></text:p>
          </table:table-cell>
          <table:table-cell office:value-type="float" office:value="400401.88" table:style-name="ce17">
            <text:p>400.402<text:s/></text:p>
          </table:table-cell>
          <table:table-cell office:value-type="float" office:value="1716931.57" table:style-name="ce17">
            <text:p>1.716.932<text:s/></text:p>
          </table:table-cell>
          <table:table-cell office:value-type="float" office:value="308307.49" table:style-name="ce17">
            <text:p>308.307<text:s/></text:p>
          </table:table-cell>
          <table:table-cell office:value-type="float" office:value="67224.89" table:style-name="ce17">
            <text:p>67.225<text:s/></text:p>
          </table:table-cell>
          <table:table-cell office:value-type="float" office:value="167938.04" table:style-name="ce17">
            <text:p>167.938<text:s/></text:p>
          </table:table-cell>
          <table:table-cell office:value-type="float" office:value="37605.72" table:style-name="ce17">
            <text:p>37.606<text:s/></text:p>
          </table:table-cell>
          <table:table-cell office:value-type="float" office:value="1703829.87" table:style-name="ce17">
            <text:p>1.703.830<text:s/></text:p>
          </table:table-cell>
          <table:table-cell office:value-type="float" office:value="281711.32" table:style-name="ce17">
            <text:p>281.711<text:s/></text:p>
          </table:table-cell>
          <table:table-cell office:value-type="float" office:value="60511.23" table:style-name="ce17">
            <text:p>60.511<text:s/></text:p>
          </table:table-cell>
          <table:table-cell office:value-type="float" office:value="2197476.25" table:style-name="ce17">
            <text:p>2.197.476<text:s/></text:p>
          </table:table-cell>
          <table:table-cell office:value-type="float" office:value="233320.25" table:style-name="ce17">
            <text:p>233.320<text:s/></text:p>
          </table:table-cell>
          <table:table-cell office:value-type="float" office:value="21264202.530000005" table:style-name="ce18">
            <text:p>21.264.2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716421.65" table:style-name="ce17">
            <text:p>10.716.422<text:s/></text:p>
          </table:table-cell>
          <table:table-cell office:value-type="float" office:value="54161017.990000002" table:style-name="ce17">
            <text:p>54.161.018<text:s/></text:p>
          </table:table-cell>
          <table:table-cell office:value-type="float" office:value="325778883.94999999" table:style-name="ce17">
            <text:p>325.778.884<text:s/></text:p>
          </table:table-cell>
          <table:table-cell office:value-type="float" office:value="5613777.4500000002" table:style-name="ce17">
            <text:p>5.613.777<text:s/></text:p>
          </table:table-cell>
          <table:table-cell office:value-type="float" office:value="447159296.76999998" table:style-name="ce17">
            <text:p>447.159.297<text:s/></text:p>
          </table:table-cell>
          <table:table-cell office:value-type="float" office:value="296611584.31" table:style-name="ce17">
            <text:p>296.611.584<text:s/></text:p>
          </table:table-cell>
          <table:table-cell office:value-type="float" office:value="845713048.63999999" table:style-name="ce17">
            <text:p>845.713.049<text:s/></text:p>
          </table:table-cell>
          <table:table-cell office:value-type="float" office:value="384722267.54000002" table:style-name="ce17">
            <text:p>384.722.268<text:s/></text:p>
          </table:table-cell>
          <table:table-cell office:value-type="float" office:value="231979613.21000001" table:style-name="ce17">
            <text:p>231.979.613<text:s/></text:p>
          </table:table-cell>
          <table:table-cell office:value-type="float" office:value="141964213.56" table:style-name="ce17">
            <text:p>141.964.214<text:s/></text:p>
          </table:table-cell>
          <table:table-cell office:value-type="float" office:value="917390849.42999995" table:style-name="ce17">
            <text:p>917.390.849<text:s/></text:p>
          </table:table-cell>
          <table:table-cell office:value-type="float" office:value="84462602.890000001" table:style-name="ce17">
            <text:p>84.462.603<text:s/></text:p>
          </table:table-cell>
          <table:table-cell office:value-type="float" office:value="131304799.17" table:style-name="ce17">
            <text:p>131.304.799<text:s/></text:p>
          </table:table-cell>
          <table:table-cell office:value-type="float" office:value="129209077.25" table:style-name="ce17">
            <text:p>129.209.077<text:s/></text:p>
          </table:table-cell>
          <table:table-cell office:value-type="float" office:value="69003423.430000007" table:style-name="ce17">
            <text:p>69.003.423<text:s/></text:p>
          </table:table-cell>
          <table:table-cell office:value-type="float" office:value="477291584.66000003" table:style-name="ce17">
            <text:p>477.291.585<text:s/></text:p>
          </table:table-cell>
          <table:table-cell office:value-type="float" office:value="52619733.159999996" table:style-name="ce17">
            <text:p>52.619.733<text:s/></text:p>
          </table:table-cell>
          <table:table-cell office:value-type="float" office:value="983715153.05999994" table:style-name="ce17">
            <text:p>983.715.153<text:s/></text:p>
          </table:table-cell>
          <table:table-cell office:value-type="float" office:value="4403048974.5299997" table:style-name="ce17">
            <text:p>4.403.048.975<text:s/></text:p>
          </table:table-cell>
          <table:table-cell office:value-type="float" office:value="66465391.020000003" table:style-name="ce17">
            <text:p>66.465.391<text:s/></text:p>
          </table:table-cell>
          <table:table-cell office:value-type="float" office:value="31627507.379999999" table:style-name="ce17">
            <text:p>31.627.507<text:s/></text:p>
          </table:table-cell>
          <table:table-cell office:value-type="float" office:value="8394387.3599999994" table:style-name="ce17">
            <text:p>8.394.387<text:s/></text:p>
          </table:table-cell>
          <table:table-cell office:value-type="float" office:value="1052264760.49" table:style-name="ce17">
            <text:p>1.052.264.760<text:s/></text:p>
          </table:table-cell>
          <table:table-cell office:value-type="float" office:value="969156979" table:style-name="ce17">
            <text:p>969.156.979<text:s/></text:p>
          </table:table-cell>
          <table:table-cell office:value-type="float" office:value="42472991.100000001" table:style-name="ce17">
            <text:p>42.472.991<text:s/></text:p>
          </table:table-cell>
          <table:table-cell office:value-type="float" office:value="7663338052.9300003" table:style-name="ce17">
            <text:p>7.663.338.053<text:s/></text:p>
          </table:table-cell>
          <table:table-cell office:value-type="float" office:value="28104366.829999998" table:style-name="ce17">
            <text:p>28.104.367<text:s/></text:p>
          </table:table-cell>
          <table:table-cell office:value-type="float" office:value="19854290758.760002" table:style-name="ce18">
            <text:p>19.854.290.7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861.6" table:style-name="ce17">
            <text:p>7.862<text:s/></text:p>
          </table:table-cell>
          <table:table-cell office:value-type="float" office:value="53878.49" table:style-name="ce17">
            <text:p>53.878<text:s/></text:p>
          </table:table-cell>
          <table:table-cell office:value-type="float" office:value="168980.67" table:style-name="ce17">
            <text:p>168.981<text:s/></text:p>
          </table:table-cell>
          <table:table-cell office:value-type="float" office:value="22943.77" table:style-name="ce17">
            <text:p>22.944<text:s/></text:p>
          </table:table-cell>
          <table:table-cell office:value-type="float" office:value="1790046.63" table:style-name="ce17">
            <text:p>1.790.047<text:s/></text:p>
          </table:table-cell>
          <table:table-cell office:value-type="float" office:value="18902267.550000001" table:style-name="ce17">
            <text:p>18.902.268<text:s/></text:p>
          </table:table-cell>
          <table:table-cell office:value-type="float" office:value="400609786.66000003" table:style-name="ce17">
            <text:p>400.609.787<text:s/></text:p>
          </table:table-cell>
          <table:table-cell office:value-type="float" office:value="6566842.96" table:style-name="ce17">
            <text:p>6.566.843<text:s/></text:p>
          </table:table-cell>
          <table:table-cell office:value-type="float" office:value="308881.87" table:style-name="ce17">
            <text:p>308.882<text:s/></text:p>
          </table:table-cell>
          <table:table-cell office:value-type="float" office:value="25040.45" table:style-name="ce17">
            <text:p>25.040<text:s/></text:p>
          </table:table-cell>
          <table:table-cell office:value-type="float" office:value="29929358.640000001" table:style-name="ce17">
            <text:p>29.929.359<text:s/></text:p>
          </table:table-cell>
          <table:table-cell office:value-type="float" office:value="16207.07" table:style-name="ce17">
            <text:p>16.207<text:s/></text:p>
          </table:table-cell>
          <table:table-cell office:value-type="float" office:value="131501.25" table:style-name="ce17">
            <text:p>131.501<text:s/></text:p>
          </table:table-cell>
          <table:table-cell office:value-type="float" office:value="11782529.17" table:style-name="ce17">
            <text:p>11.782.529<text:s/></text:p>
          </table:table-cell>
          <table:table-cell office:value-type="float" office:value="32347.21" table:style-name="ce17">
            <text:p>32.347<text:s/></text:p>
          </table:table-cell>
          <table:table-cell office:value-type="float" office:value="7781690.6200000001" table:style-name="ce17">
            <text:p>7.781.691<text:s/></text:p>
          </table:table-cell>
          <table:table-cell office:value-type="float" office:value="27398.43" table:style-name="ce17">
            <text:p>27.398<text:s/></text:p>
          </table:table-cell>
          <table:table-cell office:value-type="float" office:value="11111066" table:style-name="ce17">
            <text:p>11.111.066<text:s/></text:p>
          </table:table-cell>
          <table:table-cell office:value-type="float" office:value="125573101.68000001" table:style-name="ce17">
            <text:p>125.573.102<text:s/></text:p>
          </table:table-cell>
          <table:table-cell office:value-type="float" office:value="155605.79999999999" table:style-name="ce17">
            <text:p>155.606<text:s/></text:p>
          </table:table-cell>
          <table:table-cell office:value-type="float" office:value="100464.82" table:style-name="ce17">
            <text:p>100.465<text:s/></text:p>
          </table:table-cell>
          <table:table-cell office:value-type="float" office:value="3604.77" table:style-name="ce17">
            <text:p>3.605<text:s/></text:p>
          </table:table-cell>
          <table:table-cell office:value-type="float" office:value="44228850.359999999" table:style-name="ce17">
            <text:p>44.228.850<text:s/></text:p>
          </table:table-cell>
          <table:table-cell office:value-type="float" office:value="1025914.52" table:style-name="ce17">
            <text:p>1.025.915<text:s/></text:p>
          </table:table-cell>
          <table:table-cell office:value-type="float" office:value="1713163.41" table:style-name="ce17">
            <text:p>1.713.163<text:s/></text:p>
          </table:table-cell>
          <table:table-cell office:value-type="float" office:value="711045702.83000004" table:style-name="ce17">
            <text:p>711.045.703<text:s/></text:p>
          </table:table-cell>
          <table:table-cell office:value-type="float" office:value="20142.400000000001" table:style-name="ce17">
            <text:p>20.142<text:s/></text:p>
          </table:table-cell>
          <table:table-cell office:value-type="float" office:value="1373135179.6300001" table:style-name="ce18">
            <text:p>1.373.135.1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708560.049999999" table:style-name="ce17">
            <text:p>10.708.560<text:s/></text:p>
          </table:table-cell>
          <table:table-cell office:value-type="float" office:value="54107139.5" table:style-name="ce17">
            <text:p>54.107.140<text:s/></text:p>
          </table:table-cell>
          <table:table-cell office:value-type="float" office:value="325609903.27999997" table:style-name="ce17">
            <text:p>325.609.903<text:s/></text:p>
          </table:table-cell>
          <table:table-cell office:value-type="float" office:value="5590833.6799999997" table:style-name="ce17">
            <text:p>5.590.834<text:s/></text:p>
          </table:table-cell>
          <table:table-cell office:value-type="float" office:value="445369250.13999999" table:style-name="ce17">
            <text:p>445.369.250<text:s/></text:p>
          </table:table-cell>
          <table:table-cell office:value-type="float" office:value="277709316.75999999" table:style-name="ce17">
            <text:p>277.709.317<text:s/></text:p>
          </table:table-cell>
          <table:table-cell office:value-type="float" office:value="445103261.98000002" table:style-name="ce17">
            <text:p>445.103.262<text:s/></text:p>
          </table:table-cell>
          <table:table-cell office:value-type="float" office:value="378155424.57999998" table:style-name="ce17">
            <text:p>378.155.425<text:s/></text:p>
          </table:table-cell>
          <table:table-cell office:value-type="float" office:value="231670731.34" table:style-name="ce17">
            <text:p>231.670.731<text:s/></text:p>
          </table:table-cell>
          <table:table-cell office:value-type="float" office:value="141939173.10999998" table:style-name="ce17">
            <text:p>141.939.173<text:s/></text:p>
          </table:table-cell>
          <table:table-cell office:value-type="float" office:value="887461490.78999996" table:style-name="ce17">
            <text:p>887.461.491<text:s/></text:p>
          </table:table-cell>
          <table:table-cell office:value-type="float" office:value="84446395.820000008" table:style-name="ce17">
            <text:p>84.446.396<text:s/></text:p>
          </table:table-cell>
          <table:table-cell office:value-type="float" office:value="131173297.92" table:style-name="ce17">
            <text:p>131.173.298<text:s/></text:p>
          </table:table-cell>
          <table:table-cell office:value-type="float" office:value="117426548.08" table:style-name="ce17">
            <text:p>117.426.548<text:s/></text:p>
          </table:table-cell>
          <table:table-cell office:value-type="float" office:value="68971076.219999999" table:style-name="ce17">
            <text:p>68.971.076<text:s/></text:p>
          </table:table-cell>
          <table:table-cell office:value-type="float" office:value="469509894.04000002" table:style-name="ce17">
            <text:p>469.509.894<text:s/></text:p>
          </table:table-cell>
          <table:table-cell office:value-type="float" office:value="52592334.729999997" table:style-name="ce17">
            <text:p>52.592.335<text:s/></text:p>
          </table:table-cell>
          <table:table-cell office:value-type="float" office:value="972604087.06000006" table:style-name="ce17">
            <text:p>972.604.087<text:s/></text:p>
          </table:table-cell>
          <table:table-cell office:value-type="float" office:value="4277475872.8499999" table:style-name="ce17">
            <text:p>4.277.475.873<text:s/></text:p>
          </table:table-cell>
          <table:table-cell office:value-type="float" office:value="66309785.219999999" table:style-name="ce17">
            <text:p>66.309.785<text:s/></text:p>
          </table:table-cell>
          <table:table-cell office:value-type="float" office:value="31527042.560000002" table:style-name="ce17">
            <text:p>31.527.043<text:s/></text:p>
          </table:table-cell>
          <table:table-cell office:value-type="float" office:value="8390782.5899999999" table:style-name="ce17">
            <text:p>8.390.783<text:s/></text:p>
          </table:table-cell>
          <table:table-cell office:value-type="float" office:value="1008035910.1300001" table:style-name="ce17">
            <text:p>1.008.035.910<text:s/></text:p>
          </table:table-cell>
          <table:table-cell office:value-type="float" office:value="968131064.48000002" table:style-name="ce17">
            <text:p>968.131.064<text:s/></text:p>
          </table:table-cell>
          <table:table-cell office:value-type="float" office:value="40759827.690000005" table:style-name="ce17">
            <text:p>40.759.828<text:s/></text:p>
          </table:table-cell>
          <table:table-cell office:value-type="float" office:value="6952292350.0999994" table:style-name="ce17">
            <text:p>6.952.292.350<text:s/></text:p>
          </table:table-cell>
          <table:table-cell office:value-type="float" office:value="28084224.430000003" table:style-name="ce17">
            <text:p>28.084.224<text:s/></text:p>
          </table:table-cell>
          <table:table-cell office:value-type="float" office:value="18481155579.130001" table:style-name="ce18">
            <text:p>18.481.155.5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591967.96" table:style-name="ce17">
            <text:p>3.591.968<text:s/></text:p>
          </table:table-cell>
          <table:table-cell office:value-type="float" office:value="15410708.140000001" table:style-name="ce17">
            <text:p>15.410.708<text:s/></text:p>
          </table:table-cell>
          <table:table-cell office:value-type="float" office:value="84315113.230000004" table:style-name="ce17">
            <text:p>84.315.113<text:s/></text:p>
          </table:table-cell>
          <table:table-cell office:value-type="float" office:value="3474788.78" table:style-name="ce17">
            <text:p>3.474.789<text:s/></text:p>
          </table:table-cell>
          <table:table-cell office:value-type="float" office:value="138265421.47999999" table:style-name="ce17">
            <text:p>138.265.421<text:s/></text:p>
          </table:table-cell>
          <table:table-cell office:value-type="float" office:value="83333177.420000002" table:style-name="ce17">
            <text:p>83.333.177<text:s/></text:p>
          </table:table-cell>
          <table:table-cell office:value-type="float" office:value="419605552.48000002" table:style-name="ce17">
            <text:p>419.605.552<text:s/></text:p>
          </table:table-cell>
          <table:table-cell office:value-type="float" office:value="97146553.140000001" table:style-name="ce17">
            <text:p>97.146.553<text:s/></text:p>
          </table:table-cell>
          <table:table-cell office:value-type="float" office:value="79666618.239999995" table:style-name="ce17">
            <text:p>79.666.618<text:s/></text:p>
          </table:table-cell>
          <table:table-cell office:value-type="float" office:value="44078093.32" table:style-name="ce17">
            <text:p>44.078.093<text:s/></text:p>
          </table:table-cell>
          <table:table-cell office:value-type="float" office:value="241137098.61000001" table:style-name="ce17">
            <text:p>241.137.099<text:s/></text:p>
          </table:table-cell>
          <table:table-cell office:value-type="float" office:value="32414793.93" table:style-name="ce17">
            <text:p>32.414.794<text:s/></text:p>
          </table:table-cell>
          <table:table-cell office:value-type="float" office:value="39956416.520000003" table:style-name="ce17">
            <text:p>39.956.417<text:s/></text:p>
          </table:table-cell>
          <table:table-cell office:value-type="float" office:value="45781196.380000003" table:style-name="ce17">
            <text:p>45.781.196<text:s/></text:p>
          </table:table-cell>
          <table:table-cell office:value-type="float" office:value="23454736.34" table:style-name="ce17">
            <text:p>23.454.736<text:s/></text:p>
          </table:table-cell>
          <table:table-cell office:value-type="float" office:value="126350859.58" table:style-name="ce17">
            <text:p>126.350.860<text:s/></text:p>
          </table:table-cell>
          <table:table-cell office:value-type="float" office:value="18822425.780000001" table:style-name="ce17">
            <text:p>18.822.426<text:s/></text:p>
          </table:table-cell>
          <table:table-cell office:value-type="float" office:value="264046002.34" table:style-name="ce17">
            <text:p>264.046.002<text:s/></text:p>
          </table:table-cell>
          <table:table-cell office:value-type="float" office:value="1046923075.96" table:style-name="ce17">
            <text:p>1.046.923.076<text:s/></text:p>
          </table:table-cell>
          <table:table-cell office:value-type="float" office:value="27090579.530000001" table:style-name="ce17">
            <text:p>27.090.580<text:s/></text:p>
          </table:table-cell>
          <table:table-cell office:value-type="float" office:value="14004801.060000001" table:style-name="ce17">
            <text:p>14.004.801<text:s/></text:p>
          </table:table-cell>
          <table:table-cell office:value-type="float" office:value="4562508.66" table:style-name="ce17">
            <text:p>4.562.509<text:s/></text:p>
          </table:table-cell>
          <table:table-cell office:value-type="float" office:value="286268802.33999997" table:style-name="ce17">
            <text:p>286.268.802<text:s/></text:p>
          </table:table-cell>
          <table:table-cell office:value-type="float" office:value="248436353.31" table:style-name="ce17">
            <text:p>248.436.353<text:s/></text:p>
          </table:table-cell>
          <table:table-cell office:value-type="float" office:value="16144571.92" table:style-name="ce17">
            <text:p>16.144.572<text:s/></text:p>
          </table:table-cell>
          <table:table-cell office:value-type="float" office:value="1861912165.45" table:style-name="ce17">
            <text:p>1.861.912.165<text:s/></text:p>
          </table:table-cell>
          <table:table-cell office:value-type="float" office:value="12797387.09" table:style-name="ce17">
            <text:p>12.797.387<text:s/></text:p>
          </table:table-cell>
          <table:table-cell office:value-type="float" office:value="5278991768.9900007" table:style-name="ce18">
            <text:p>5.278.991.76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275.7" table:style-name="ce17">
            <text:p>1.276<text:s/></text:p>
          </table:table-cell>
          <table:table-cell office:value-type="float" office:value="8918.57" table:style-name="ce17">
            <text:p>8.919<text:s/></text:p>
          </table:table-cell>
          <table:table-cell office:value-type="float" office:value="27351.05" table:style-name="ce17">
            <text:p>27.351<text:s/></text:p>
          </table:table-cell>
          <table:table-cell office:value-type="float" office:value="3726.33" table:style-name="ce17">
            <text:p>3.726<text:s/></text:p>
          </table:table-cell>
          <table:table-cell office:value-type="float" office:value="289737.25" table:style-name="ce17">
            <text:p>289.737<text:s/></text:p>
          </table:table-cell>
          <table:table-cell office:value-type="float" office:value="3121736.29" table:style-name="ce17">
            <text:p>3.121.736<text:s/></text:p>
          </table:table-cell>
          <table:table-cell office:value-type="float" office:value="66949155.390000001" table:style-name="ce17">
            <text:p>66.949.155<text:s/></text:p>
          </table:table-cell>
          <table:table-cell office:value-type="float" office:value="1092647.25" table:style-name="ce17">
            <text:p>1.092.647<text:s/></text:p>
          </table:table-cell>
          <table:table-cell office:value-type="float" office:value="49526.5" table:style-name="ce17">
            <text:p>49.527<text:s/></text:p>
          </table:table-cell>
          <table:table-cell office:value-type="float" office:value="4059.05" table:style-name="ce17">
            <text:p>4.059<text:s/></text:p>
          </table:table-cell>
          <table:table-cell office:value-type="float" office:value="4868157.03" table:style-name="ce17">
            <text:p>4.868.157<text:s/></text:p>
          </table:table-cell>
          <table:table-cell office:value-type="float" office:value="2636.98" table:style-name="ce17">
            <text:p>2.637<text:s/></text:p>
          </table:table-cell>
          <table:table-cell office:value-type="float" office:value="23225.08" table:style-name="ce17">
            <text:p>23.225<text:s/></text:p>
          </table:table-cell>
          <table:table-cell office:value-type="float" office:value="1927245.04" table:style-name="ce17">
            <text:p>1.927.245<text:s/></text:p>
          </table:table-cell>
          <table:table-cell office:value-type="float" office:value="7951.27" table:style-name="ce17">
            <text:p>7.951<text:s/></text:p>
          </table:table-cell>
          <table:table-cell office:value-type="float" office:value="1267225.55" table:style-name="ce17">
            <text:p>1.267.226<text:s/></text:p>
          </table:table-cell>
          <table:table-cell office:value-type="float" office:value="4650.1499999999996" table:style-name="ce17">
            <text:p>4.650<text:s/></text:p>
          </table:table-cell>
          <table:table-cell office:value-type="float" office:value="1808491.12" table:style-name="ce17">
            <text:p>1.808.491<text:s/></text:p>
          </table:table-cell>
          <table:table-cell office:value-type="float" office:value="33833157.670000002" table:style-name="ce17">
            <text:p>33.833.158<text:s/></text:p>
          </table:table-cell>
          <table:table-cell office:value-type="float" office:value="25019.279999999999" table:style-name="ce17">
            <text:p>25.019<text:s/></text:p>
          </table:table-cell>
          <table:table-cell office:value-type="float" office:value="15902.05" table:style-name="ce17">
            <text:p>15.902<text:s/></text:p>
          </table:table-cell>
          <table:table-cell office:value-type="float" office:value="585.77" table:style-name="ce17">
            <text:p>586<text:s/></text:p>
          </table:table-cell>
          <table:table-cell office:value-type="float" office:value="7487472.6500000004" table:style-name="ce17">
            <text:p>7.487.473<text:s/></text:p>
          </table:table-cell>
          <table:table-cell office:value-type="float" office:value="170367.44" table:style-name="ce17">
            <text:p>170.367<text:s/></text:p>
          </table:table-cell>
          <table:table-cell office:value-type="float" office:value="290654.71000000002" table:style-name="ce17">
            <text:p>290.655<text:s/></text:p>
          </table:table-cell>
          <table:table-cell office:value-type="float" office:value="116201596.69" table:style-name="ce17">
            <text:p>116.201.597<text:s/></text:p>
          </table:table-cell>
          <table:table-cell office:value-type="float" office:value="3603.56" table:style-name="ce17">
            <text:p>3.604<text:s/></text:p>
          </table:table-cell>
          <table:table-cell office:value-type="float" office:value="239486075.42000002" table:style-name="ce18">
            <text:p>239.486.0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590692.2600000002" table:style-name="ce17">
            <text:p>3.590.692<text:s/></text:p>
          </table:table-cell>
          <table:table-cell office:value-type="float" office:value="15401789.569999998" table:style-name="ce17">
            <text:p>15.401.790<text:s/></text:p>
          </table:table-cell>
          <table:table-cell office:value-type="float" office:value="84287762.180000007" table:style-name="ce17">
            <text:p>84.287.762<text:s/></text:p>
          </table:table-cell>
          <table:table-cell office:value-type="float" office:value="3471062.45" table:style-name="ce17">
            <text:p>3.471.062<text:s/></text:p>
          </table:table-cell>
          <table:table-cell office:value-type="float" office:value="137975684.22999999" table:style-name="ce17">
            <text:p>137.975.684<text:s/></text:p>
          </table:table-cell>
          <table:table-cell office:value-type="float" office:value="80211441.129999995" table:style-name="ce17">
            <text:p>80.211.441<text:s/></text:p>
          </table:table-cell>
          <table:table-cell office:value-type="float" office:value="352656397.08999997" table:style-name="ce17">
            <text:p>352.656.397<text:s/></text:p>
          </table:table-cell>
          <table:table-cell office:value-type="float" office:value="96053905.889999986" table:style-name="ce17">
            <text:p>96.053.906<text:s/></text:p>
          </table:table-cell>
          <table:table-cell office:value-type="float" office:value="79617091.739999995" table:style-name="ce17">
            <text:p>79.617.092<text:s/></text:p>
          </table:table-cell>
          <table:table-cell office:value-type="float" office:value="44074034.269999996" table:style-name="ce17">
            <text:p>44.074.034<text:s/></text:p>
          </table:table-cell>
          <table:table-cell office:value-type="float" office:value="236268941.58000001" table:style-name="ce17">
            <text:p>236.268.942<text:s/></text:p>
          </table:table-cell>
          <table:table-cell office:value-type="float" office:value="32412156.949999996" table:style-name="ce17">
            <text:p>32.412.157<text:s/></text:p>
          </table:table-cell>
          <table:table-cell office:value-type="float" office:value="39933191.439999998" table:style-name="ce17">
            <text:p>39.933.191<text:s/></text:p>
          </table:table-cell>
          <table:table-cell office:value-type="float" office:value="43853951.339999996" table:style-name="ce17">
            <text:p>43.853.951<text:s/></text:p>
          </table:table-cell>
          <table:table-cell office:value-type="float" office:value="23446785.07" table:style-name="ce17">
            <text:p>23.446.785<text:s/></text:p>
          </table:table-cell>
          <table:table-cell office:value-type="float" office:value="125083634.03" table:style-name="ce17">
            <text:p>125.083.634<text:s/></text:p>
          </table:table-cell>
          <table:table-cell office:value-type="float" office:value="18817775.630000003" table:style-name="ce17">
            <text:p>18.817.776<text:s/></text:p>
          </table:table-cell>
          <table:table-cell office:value-type="float" office:value="262237511.22" table:style-name="ce17">
            <text:p>262.237.511<text:s/></text:p>
          </table:table-cell>
          <table:table-cell office:value-type="float" office:value="1013089918.29" table:style-name="ce17">
            <text:p>1.013.089.918<text:s/></text:p>
          </table:table-cell>
          <table:table-cell office:value-type="float" office:value="27065560.25" table:style-name="ce17">
            <text:p>27.065.560<text:s/></text:p>
          </table:table-cell>
          <table:table-cell office:value-type="float" office:value="13988899.01" table:style-name="ce17">
            <text:p>13.988.899<text:s/></text:p>
          </table:table-cell>
          <table:table-cell office:value-type="float" office:value="4561922.8899999997" table:style-name="ce17">
            <text:p>4.561.923<text:s/></text:p>
          </table:table-cell>
          <table:table-cell office:value-type="float" office:value="278781329.69" table:style-name="ce17">
            <text:p>278.781.330<text:s/></text:p>
          </table:table-cell>
          <table:table-cell office:value-type="float" office:value="248265985.87" table:style-name="ce17">
            <text:p>248.265.986<text:s/></text:p>
          </table:table-cell>
          <table:table-cell office:value-type="float" office:value="15853917.210000001" table:style-name="ce17">
            <text:p>15.853.917<text:s/></text:p>
          </table:table-cell>
          <table:table-cell office:value-type="float" office:value="1745710568.76" table:style-name="ce17">
            <text:p>1.745.710.569<text:s/></text:p>
          </table:table-cell>
          <table:table-cell office:value-type="float" office:value="12793783.530000001" table:style-name="ce17">
            <text:p>12.793.784<text:s/></text:p>
          </table:table-cell>
          <table:table-cell office:value-type="float" office:value="5039505693.5699997" table:style-name="ce18">
            <text:p>5.039.505.6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2898459.8" table:style-name="ce17">
            <text:p>2.898.460<text:s/></text:p>
          </table:table-cell>
          <table:table-cell office:value-type="float" office:value="10792015.84" table:style-name="ce17">
            <text:p>10.792.016<text:s/></text:p>
          </table:table-cell>
          <table:table-cell office:value-type="float" office:value="98275426.049999997" table:style-name="ce17">
            <text:p>98.275.426<text:s/></text:p>
          </table:table-cell>
          <table:table-cell office:value-type="float" office:value="2466134.5099999998" table:style-name="ce17">
            <text:p>2.466.135<text:s/></text:p>
          </table:table-cell>
          <table:table-cell office:value-type="float" office:value="114729608.29000001" table:style-name="ce17">
            <text:p>114.729.608<text:s/></text:p>
          </table:table-cell>
          <table:table-cell office:value-type="float" office:value="89139142.129999995" table:style-name="ce17">
            <text:p>89.139.142<text:s/></text:p>
          </table:table-cell>
          <table:table-cell office:value-type="float" office:value="311191891.79000002" table:style-name="ce17">
            <text:p>311.191.892<text:s/></text:p>
          </table:table-cell>
          <table:table-cell office:value-type="float" office:value="52668884.689999998" table:style-name="ce17">
            <text:p>52.668.885<text:s/></text:p>
          </table:table-cell>
          <table:table-cell office:value-type="float" office:value="53547441.479999997" table:style-name="ce17">
            <text:p>53.547.441<text:s/></text:p>
          </table:table-cell>
          <table:table-cell office:value-type="float" office:value="26216529.300000001" table:style-name="ce17">
            <text:p>26.216.529<text:s/></text:p>
          </table:table-cell>
          <table:table-cell office:value-type="float" office:value="215252634.69999999" table:style-name="ce17">
            <text:p>215.252.635<text:s/></text:p>
          </table:table-cell>
          <table:table-cell office:value-type="float" office:value="24751025.5" table:style-name="ce17">
            <text:p>24.751.026<text:s/></text:p>
          </table:table-cell>
          <table:table-cell office:value-type="float" office:value="33009947.34" table:style-name="ce17">
            <text:p>33.009.947<text:s/></text:p>
          </table:table-cell>
          <table:table-cell office:value-type="float" office:value="45546049.43" table:style-name="ce17">
            <text:p>45.546.049<text:s/></text:p>
          </table:table-cell>
          <table:table-cell office:value-type="float" office:value="16136300.99" table:style-name="ce17">
            <text:p>16.136.301<text:s/></text:p>
          </table:table-cell>
          <table:table-cell office:value-type="float" office:value="74390683.959999993" table:style-name="ce17">
            <text:p>74.390.684<text:s/></text:p>
          </table:table-cell>
          <table:table-cell office:value-type="float" office:value="14689739.220000001" table:style-name="ce17">
            <text:p>14.689.739<text:s/></text:p>
          </table:table-cell>
          <table:table-cell office:value-type="float" office:value="186287968.59999999" table:style-name="ce17">
            <text:p>186.287.969<text:s/></text:p>
          </table:table-cell>
          <table:table-cell office:value-type="float" office:value="722602996.03999996" table:style-name="ce17">
            <text:p>722.602.996<text:s/></text:p>
          </table:table-cell>
          <table:table-cell office:value-type="float" office:value="15985283.970000001" table:style-name="ce17">
            <text:p>15.985.284<text:s/></text:p>
          </table:table-cell>
          <table:table-cell office:value-type="float" office:value="8584692.1199999992" table:style-name="ce17">
            <text:p>8.584.692<text:s/></text:p>
          </table:table-cell>
          <table:table-cell office:value-type="float" office:value="3707170.12" table:style-name="ce17">
            <text:p>3.707.170<text:s/></text:p>
          </table:table-cell>
          <table:table-cell office:value-type="float" office:value="202197353.63" table:style-name="ce17">
            <text:p>202.197.354<text:s/></text:p>
          </table:table-cell>
          <table:table-cell office:value-type="float" office:value="120983139.81999999" table:style-name="ce17">
            <text:p>120.983.140<text:s/></text:p>
          </table:table-cell>
          <table:table-cell office:value-type="float" office:value="11280230.720000001" table:style-name="ce17">
            <text:p>11.280.231<text:s/></text:p>
          </table:table-cell>
          <table:table-cell office:value-type="float" office:value="1588527286.24" table:style-name="ce17">
            <text:p>1.588.527.286<text:s/></text:p>
          </table:table-cell>
          <table:table-cell office:value-type="float" office:value="8662406.0899999999" table:style-name="ce17">
            <text:p>8.662.406<text:s/></text:p>
          </table:table-cell>
          <table:table-cell office:value-type="float" office:value="4054520442.3699999" table:style-name="ce18">
            <text:p>4.054.520.4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16.25" table:style-name="ce17">
            <text:p>716<text:s/></text:p>
          </table:table-cell>
          <table:table-cell office:value-type="float" office:value="1980.55" table:style-name="ce17">
            <text:p>1.981<text:s/></text:p>
          </table:table-cell>
          <table:table-cell office:value-type="float" office:value="564825.1" table:style-name="ce17">
            <text:p>564.825<text:s/></text:p>
          </table:table-cell>
          <table:table-cell office:value-type="float" office:value="11984680.039999999" table:style-name="ce17">
            <text:p>11.984.680<text:s/></text:p>
          </table:table-cell>
          <table:table-cell office:value-type="float" office:value="179981167.61000001" table:style-name="ce17">
            <text:p>179.981.168<text:s/></text:p>
          </table:table-cell>
          <table:table-cell office:value-type="float" office:value="5721495.7199999997" table:style-name="ce17">
            <text:p>5.721.496<text:s/></text:p>
          </table:table-cell>
          <table:table-cell office:value-type="float" office:value="189093.33" table:style-name="ce17">
            <text:p>189.093<text:s/></text:p>
          </table:table-cell>
          <table:table-cell office:value-type="float" office:value="193.27" table:style-name="ce17">
            <text:p>193<text:s/></text:p>
          </table:table-cell>
          <table:table-cell office:value-type="float" office:value="9681414.2100000009" table:style-name="ce17">
            <text:p>9.681.414<text:s/></text:p>
          </table:table-cell>
          <table:table-cell office:value-type="float" office:value="117033.05" table:style-name="ce17">
            <text:p>117.033<text:s/></text:p>
          </table:table-cell>
          <table:table-cell office:value-type="float" office:value="347719.22" table:style-name="ce17">
            <text:p>347.719<text:s/></text:p>
          </table:table-cell>
          <table:table-cell office:value-type="float" office:value="15621833.58" table:style-name="ce17">
            <text:p>15.621.834<text:s/></text:p>
          </table:table-cell>
          <table:table-cell office:value-type="float" office:value="2928.67" table:style-name="ce17">
            <text:p>2.929<text:s/></text:p>
          </table:table-cell>
          <table:table-cell office:value-type="float" office:value="4283679.12" table:style-name="ce17">
            <text:p>4.283.67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981999.210000001" table:style-name="ce17">
            <text:p>14.981.999<text:s/></text:p>
          </table:table-cell>
          <table:table-cell office:value-type="float" office:value="119892292.45" table:style-name="ce17">
            <text:p>119.892.292<text:s/></text:p>
          </table:table-cell>
          <table:table-cell office:value-type="float" office:value="49023.44" table:style-name="ce17">
            <text:p>49.023<text:s/></text:p>
          </table:table-cell>
          <table:table-cell office:value-type="float" office:value="26409.95" table:style-name="ce17">
            <text:p>26.41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018077.199999999" table:style-name="ce17">
            <text:p>25.018.077<text:s/></text:p>
          </table:table-cell>
          <table:table-cell office:value-type="float" office:value="977714.54" table:style-name="ce17">
            <text:p>977.715<text:s/></text:p>
          </table:table-cell>
          <table:table-cell office:value-type="float" office:value="2012606.32" table:style-name="ce17">
            <text:p>2.012.606<text:s/></text:p>
          </table:table-cell>
          <table:table-cell office:value-type="float" office:value="291221140.08999997" table:style-name="ce17">
            <text:p>291.221.140<text:s/></text:p>
          </table:table-cell>
          <table:table-cell office:value-type="float" office:value="12479.46" table:style-name="ce17">
            <text:p>12.479<text:s/></text:p>
          </table:table-cell>
          <table:table-cell office:value-type="float" office:value="682690502.38000011" table:style-name="ce18">
            <text:p>682.690.5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2898459.8" table:style-name="ce17">
            <text:p>2.898.460<text:s/></text:p>
          </table:table-cell>
          <table:table-cell office:value-type="float" office:value="10792015.84" table:style-name="ce17">
            <text:p>10.792.016<text:s/></text:p>
          </table:table-cell>
          <table:table-cell office:value-type="float" office:value="98274709.799999982" table:style-name="ce17">
            <text:p>98.274.710<text:s/></text:p>
          </table:table-cell>
          <table:table-cell office:value-type="float" office:value="2464153.96" table:style-name="ce17">
            <text:p>2.464.154<text:s/></text:p>
          </table:table-cell>
          <table:table-cell office:value-type="float" office:value="114164783.19" table:style-name="ce17">
            <text:p>114.164.783<text:s/></text:p>
          </table:table-cell>
          <table:table-cell office:value-type="float" office:value="77154462.089999989" table:style-name="ce17">
            <text:p>77.154.462<text:s/></text:p>
          </table:table-cell>
          <table:table-cell office:value-type="float" office:value="131210724.18000001" table:style-name="ce17">
            <text:p>131.210.724<text:s/></text:p>
          </table:table-cell>
          <table:table-cell office:value-type="float" office:value="46947388.970000006" table:style-name="ce17">
            <text:p>46.947.389<text:s/></text:p>
          </table:table-cell>
          <table:table-cell office:value-type="float" office:value="53358348.149999999" table:style-name="ce17">
            <text:p>53.358.348<text:s/></text:p>
          </table:table-cell>
          <table:table-cell office:value-type="float" office:value="26216336.029999997" table:style-name="ce17">
            <text:p>26.216.336<text:s/></text:p>
          </table:table-cell>
          <table:table-cell office:value-type="float" office:value="205571220.49000001" table:style-name="ce17">
            <text:p>205.571.220<text:s/></text:p>
          </table:table-cell>
          <table:table-cell office:value-type="float" office:value="24633992.449999999" table:style-name="ce17">
            <text:p>24.633.992<text:s/></text:p>
          </table:table-cell>
          <table:table-cell office:value-type="float" office:value="32662228.120000001" table:style-name="ce17">
            <text:p>32.662.228<text:s/></text:p>
          </table:table-cell>
          <table:table-cell office:value-type="float" office:value="29924215.849999998" table:style-name="ce17">
            <text:p>29.924.216<text:s/></text:p>
          </table:table-cell>
          <table:table-cell office:value-type="float" office:value="16133372.319999998" table:style-name="ce17">
            <text:p>16.133.372<text:s/></text:p>
          </table:table-cell>
          <table:table-cell office:value-type="float" office:value="70107004.840000004" table:style-name="ce17">
            <text:p>70.107.005<text:s/></text:p>
          </table:table-cell>
          <table:table-cell office:value-type="float" office:value="14689739.220000001" table:style-name="ce17">
            <text:p>14.689.739<text:s/></text:p>
          </table:table-cell>
          <table:table-cell office:value-type="float" office:value="171305969.38999999" table:style-name="ce17">
            <text:p>171.305.969<text:s/></text:p>
          </table:table-cell>
          <table:table-cell office:value-type="float" office:value="602710703.59000003" table:style-name="ce17">
            <text:p>602.710.704<text:s/></text:p>
          </table:table-cell>
          <table:table-cell office:value-type="float" office:value="15936260.530000003" table:style-name="ce17">
            <text:p>15.936.261<text:s/></text:p>
          </table:table-cell>
          <table:table-cell office:value-type="float" office:value="8558282.1699999999" table:style-name="ce17">
            <text:p>8.558.282<text:s/></text:p>
          </table:table-cell>
          <table:table-cell office:value-type="float" office:value="3707170.1199999996" table:style-name="ce17">
            <text:p>3.707.170<text:s/></text:p>
          </table:table-cell>
          <table:table-cell office:value-type="float" office:value="177179276.43000001" table:style-name="ce17">
            <text:p>177.179.276<text:s/></text:p>
          </table:table-cell>
          <table:table-cell office:value-type="float" office:value="120005425.27999999" table:style-name="ce17">
            <text:p>120.005.425<text:s/></text:p>
          </table:table-cell>
          <table:table-cell office:value-type="float" office:value="9267624.4000000004" table:style-name="ce17">
            <text:p>9.267.624<text:s/></text:p>
          </table:table-cell>
          <table:table-cell office:value-type="float" office:value="1297306146.1500001" table:style-name="ce17">
            <text:p>1.297.306.146<text:s/></text:p>
          </table:table-cell>
          <table:table-cell office:value-type="float" office:value="8649926.6300000008" table:style-name="ce17">
            <text:p>8.649.927<text:s/></text:p>
          </table:table-cell>
          <table:table-cell office:value-type="float" office:value="3371829939.9900007" table:style-name="ce18">
            <text:p>3.371.829.9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4909.24" table:style-name="ce17">
            <text:p>4.909<text:s/></text:p>
          </table:table-cell>
          <table:table-cell office:value-type="float" office:value="3655481.2" table:style-name="ce17">
            <text:p>3.655.48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50465" table:style-name="ce17">
            <text:p>1.150.46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481.599999999999" table:style-name="ce17">
            <text:p>30.48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57.01" table:style-name="ce17">
            <text:p>1.457<text:s/></text:p>
          </table:table-cell>
          <table:table-cell office:value-type="float" office:value="88379.8" table:style-name="ce17">
            <text:p>88.380<text:s/></text:p>
          </table:table-cell>
          <table:table-cell office:value-type="float" office:value="350833.31" table:style-name="ce17">
            <text:p>350.833<text:s/></text:p>
          </table:table-cell>
          <table:table-cell office:value-type="float" office:value="696608.86" table:style-name="ce17">
            <text:p>696.60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038581.18" table:style-name="ce17">
            <text:p>5.038.58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00622.41" table:style-name="ce17">
            <text:p>4.700.622<text:s/></text:p>
          </table:table-cell>
          <table:table-cell office:value-type="float" office:value="341415076.33999997" table:style-name="ce17">
            <text:p>341.415.07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28207.49" table:style-name="ce17">
            <text:p>3.828.207<text:s/></text:p>
          </table:table-cell>
          <table:table-cell office:value-type="float" office:value="86.01" table:style-name="ce17">
            <text:p>8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500511.8399999999" table:style-name="ce17">
            <text:p>7.500.51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8461701.28999996" table:style-name="ce18">
            <text:p>368.461.7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367933.8600000003" table:style-name="ce17">
            <text:p>6.367.934<text:s/></text:p>
          </table:table-cell>
          <table:table-cell office:value-type="float" office:value="21466822.789999999" table:style-name="ce17">
            <text:p>21.466.823<text:s/></text:p>
          </table:table-cell>
          <table:table-cell office:value-type="float" office:value="22161089.280000001" table:style-name="ce17">
            <text:p>22.161.089<text:s/></text:p>
          </table:table-cell>
          <table:table-cell office:value-type="float" office:value="20624403.18" table:style-name="ce17">
            <text:p>20.624.403<text:s/></text:p>
          </table:table-cell>
          <table:table-cell office:value-type="float" office:value="56433215.18" table:style-name="ce17">
            <text:p>56.433.215<text:s/></text:p>
          </table:table-cell>
          <table:table-cell office:value-type="float" office:value="43786208.030000001" table:style-name="ce17">
            <text:p>43.786.208<text:s/></text:p>
          </table:table-cell>
          <table:table-cell office:value-type="float" office:value="1292931906.6200001" table:style-name="ce17">
            <text:p>1.292.931.907<text:s/></text:p>
          </table:table-cell>
          <table:table-cell office:value-type="float" office:value="28469892.920000002" table:style-name="ce17">
            <text:p>28.469.893<text:s/></text:p>
          </table:table-cell>
          <table:table-cell office:value-type="float" office:value="36394820" table:style-name="ce17">
            <text:p>36.394.820<text:s/></text:p>
          </table:table-cell>
          <table:table-cell office:value-type="float" office:value="24098698.460000001" table:style-name="ce17">
            <text:p>24.098.698<text:s/></text:p>
          </table:table-cell>
          <table:table-cell office:value-type="float" office:value="148212844.37" table:style-name="ce17">
            <text:p>148.212.844<text:s/></text:p>
          </table:table-cell>
          <table:table-cell office:value-type="float" office:value="21356225.579999998" table:style-name="ce17">
            <text:p>21.356.226<text:s/></text:p>
          </table:table-cell>
          <table:table-cell office:value-type="float" office:value="22646798.309999999" table:style-name="ce17">
            <text:p>22.646.798<text:s/></text:p>
          </table:table-cell>
          <table:table-cell office:value-type="float" office:value="40094828.590000004" table:style-name="ce17">
            <text:p>40.094.829<text:s/></text:p>
          </table:table-cell>
          <table:table-cell office:value-type="float" office:value="44855549.229999997" table:style-name="ce17">
            <text:p>44.855.549<text:s/></text:p>
          </table:table-cell>
          <table:table-cell office:value-type="float" office:value="70638574.099999994" table:style-name="ce17">
            <text:p>70.638.574<text:s/></text:p>
          </table:table-cell>
          <table:table-cell office:value-type="float" office:value="19236187.16" table:style-name="ce17">
            <text:p>19.236.187<text:s/></text:p>
          </table:table-cell>
          <table:table-cell office:value-type="float" office:value="65893527.93" table:style-name="ce17">
            <text:p>65.893.528<text:s/></text:p>
          </table:table-cell>
          <table:table-cell office:value-type="float" office:value="222655907.65000001" table:style-name="ce17">
            <text:p>222.655.908<text:s/></text:p>
          </table:table-cell>
          <table:table-cell office:value-type="float" office:value="35431153.299999997" table:style-name="ce17">
            <text:p>35.431.153<text:s/></text:p>
          </table:table-cell>
          <table:table-cell office:value-type="float" office:value="21441672.16" table:style-name="ce17">
            <text:p>21.441.672<text:s/></text:p>
          </table:table-cell>
          <table:table-cell office:value-type="float" office:value="13321518.08" table:style-name="ce17">
            <text:p>13.321.518<text:s/></text:p>
          </table:table-cell>
          <table:table-cell office:value-type="float" office:value="108819870.91" table:style-name="ce17">
            <text:p>108.819.871<text:s/></text:p>
          </table:table-cell>
          <table:table-cell office:value-type="float" office:value="50796186.880000003" table:style-name="ce17">
            <text:p>50.796.187<text:s/></text:p>
          </table:table-cell>
          <table:table-cell office:value-type="float" office:value="16454055.27" table:style-name="ce17">
            <text:p>16.454.055<text:s/></text:p>
          </table:table-cell>
          <table:table-cell office:value-type="float" office:value="131228437.28" table:style-name="ce17">
            <text:p>131.228.437<text:s/></text:p>
          </table:table-cell>
          <table:table-cell office:value-type="float" office:value="9838387.9700000007" table:style-name="ce17">
            <text:p>9.838.388<text:s/></text:p>
          </table:table-cell>
          <table:table-cell office:value-type="float" office:value="2595656715.0899997" table:style-name="ce18">
            <text:p>2.595.656.7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663185.66" table:style-name="ce17">
            <text:p>1.663.186<text:s/></text:p>
          </table:table-cell>
          <table:table-cell office:value-type="float" office:value="6030142.209999999" table:style-name="ce17">
            <text:p>6.030.142<text:s/></text:p>
          </table:table-cell>
          <table:table-cell office:value-type="float" office:value="27805134.07" table:style-name="ce17">
            <text:p>27.805.134<text:s/></text:p>
          </table:table-cell>
          <table:table-cell office:value-type="float" office:value="2370344.35" table:style-name="ce17">
            <text:p>2.370.344<text:s/></text:p>
          </table:table-cell>
          <table:table-cell office:value-type="float" office:value="42289891.710000001" table:style-name="ce17">
            <text:p>42.289.892<text:s/></text:p>
          </table:table-cell>
          <table:table-cell office:value-type="float" office:value="49083475.709999993" table:style-name="ce17">
            <text:p>49.083.476<text:s/></text:p>
          </table:table-cell>
          <table:table-cell office:value-type="float" office:value="481229416.29000002" table:style-name="ce17">
            <text:p>481.229.416<text:s/></text:p>
          </table:table-cell>
          <table:table-cell office:value-type="float" office:value="25030313.969999999" table:style-name="ce17">
            <text:p>25.030.314<text:s/></text:p>
          </table:table-cell>
          <table:table-cell office:value-type="float" office:value="40387843.309999995" table:style-name="ce17">
            <text:p>40.387.843<text:s/></text:p>
          </table:table-cell>
          <table:table-cell office:value-type="float" office:value="10213148.25" table:style-name="ce17">
            <text:p>10.213.148<text:s/></text:p>
          </table:table-cell>
          <table:table-cell office:value-type="float" office:value="62976575.130000003" table:style-name="ce17">
            <text:p>62.976.575<text:s/></text:p>
          </table:table-cell>
          <table:table-cell office:value-type="float" office:value="9980137.1999999993" table:style-name="ce17">
            <text:p>9.980.137<text:s/></text:p>
          </table:table-cell>
          <table:table-cell office:value-type="float" office:value="14876357.139999999" table:style-name="ce17">
            <text:p>14.876.357<text:s/></text:p>
          </table:table-cell>
          <table:table-cell office:value-type="float" office:value="16817895.030000001" table:style-name="ce17">
            <text:p>16.817.895<text:s/></text:p>
          </table:table-cell>
          <table:table-cell office:value-type="float" office:value="13715336.85" table:style-name="ce17">
            <text:p>13.715.337<text:s/></text:p>
          </table:table-cell>
          <table:table-cell office:value-type="float" office:value="23615439.250000004" table:style-name="ce17">
            <text:p>23.615.439<text:s/></text:p>
          </table:table-cell>
          <table:table-cell office:value-type="float" office:value="9276948.1400000006" table:style-name="ce17">
            <text:p>9.276.948<text:s/></text:p>
          </table:table-cell>
          <table:table-cell office:value-type="float" office:value="72851052.88000001" table:style-name="ce17">
            <text:p>72.851.053<text:s/></text:p>
          </table:table-cell>
          <table:table-cell office:value-type="float" office:value="666878105.00999999" table:style-name="ce17">
            <text:p>666.878.105<text:s/></text:p>
          </table:table-cell>
          <table:table-cell office:value-type="float" office:value="11651672" table:style-name="ce17">
            <text:p>11.651.672<text:s/></text:p>
          </table:table-cell>
          <table:table-cell office:value-type="float" office:value="5327860.17" table:style-name="ce17">
            <text:p>5.327.860<text:s/></text:p>
          </table:table-cell>
          <table:table-cell office:value-type="float" office:value="1761772.17" table:style-name="ce17">
            <text:p>1.761.772<text:s/></text:p>
          </table:table-cell>
          <table:table-cell office:value-type="float" office:value="60978486.850000001" table:style-name="ce17">
            <text:p>60.978.487<text:s/></text:p>
          </table:table-cell>
          <table:table-cell office:value-type="float" office:value="91351075.219999999" table:style-name="ce17">
            <text:p>91.351.075<text:s/></text:p>
          </table:table-cell>
          <table:table-cell office:value-type="float" office:value="10570379.939999999" table:style-name="ce17">
            <text:p>10.570.380<text:s/></text:p>
          </table:table-cell>
          <table:table-cell office:value-type="float" office:value="600579738.17000008" table:style-name="ce17">
            <text:p>600.579.738<text:s/></text:p>
          </table:table-cell>
          <table:table-cell office:value-type="float" office:value="3702828.3400000003" table:style-name="ce17">
            <text:p>3.702.828<text:s/></text:p>
          </table:table-cell>
          <table:table-cell office:value-type="float" office:value="2363014555.0200005" table:style-name="ce18">
            <text:p>2.363.014.555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5855061.619999997" table:style-name="ce21">
            <text:p>45.855.062<text:s/></text:p>
          </table:table-cell>
          <table:table-cell office:value-type="float" office:value="182040473.00999999" table:style-name="ce21">
            <text:p>182.040.473<text:s/></text:p>
          </table:table-cell>
          <table:table-cell office:value-type="float" office:value="863059945.81000006" table:style-name="ce21">
            <text:p>863.059.946<text:s/></text:p>
          </table:table-cell>
          <table:table-cell office:value-type="float" office:value="49412180.359999999" table:style-name="ce21">
            <text:p>49.412.180<text:s/></text:p>
          </table:table-cell>
          <table:table-cell office:value-type="float" office:value="1381263460.8" table:style-name="ce21">
            <text:p>1.381.263.461<text:s/></text:p>
          </table:table-cell>
          <table:table-cell office:value-type="float" office:value="1051810365.4099998" table:style-name="ce21">
            <text:p>1.051.810.365<text:s/></text:p>
          </table:table-cell>
          <table:table-cell office:value-type="float" office:value="8147249074.8900003" table:style-name="ce21">
            <text:p>8.147.249.075<text:s/></text:p>
          </table:table-cell>
          <table:table-cell office:value-type="float" office:value="1152390145.6800001" table:style-name="ce21">
            <text:p>1.152.390.146<text:s/></text:p>
          </table:table-cell>
          <table:table-cell office:value-type="float" office:value="802597823.02999997" table:style-name="ce21">
            <text:p>802.597.823<text:s/></text:p>
          </table:table-cell>
          <table:table-cell office:value-type="float" office:value="370287855.88999999" table:style-name="ce21">
            <text:p>370.287.856<text:s/></text:p>
          </table:table-cell>
          <table:table-cell office:value-type="float" office:value="3403206380.29" table:style-name="ce21">
            <text:p>3.403.206.380<text:s/></text:p>
          </table:table-cell>
          <table:table-cell office:value-type="float" office:value="325999333.21999997" table:style-name="ce21">
            <text:p>325.999.333<text:s/></text:p>
          </table:table-cell>
          <table:table-cell office:value-type="float" office:value="439973740.16999996" table:style-name="ce21">
            <text:p>439.973.740<text:s/></text:p>
          </table:table-cell>
          <table:table-cell office:value-type="float" office:value="494432049.96000004" table:style-name="ce21">
            <text:p>494.432.050<text:s/></text:p>
          </table:table-cell>
          <table:table-cell office:value-type="float" office:value="294549726.45000005" table:style-name="ce21">
            <text:p>294.549.726<text:s/></text:p>
          </table:table-cell>
          <table:table-cell office:value-type="float" office:value="1336335497.25" table:style-name="ce21">
            <text:p>1.336.335.497<text:s/></text:p>
          </table:table-cell>
          <table:table-cell office:value-type="float" office:value="192945369.27000001" table:style-name="ce21">
            <text:p>192.945.369<text:s/></text:p>
          </table:table-cell>
          <table:table-cell office:value-type="float" office:value="3159091857.7199998" table:style-name="ce21">
            <text:p>3.159.091.858<text:s/></text:p>
          </table:table-cell>
          <table:table-cell office:value-type="float" office:value="13715644587" table:style-name="ce21">
            <text:p>13.715.644.587<text:s/></text:p>
          </table:table-cell>
          <table:table-cell office:value-type="float" office:value="260231959.60999998" table:style-name="ce21">
            <text:p>260.231.960<text:s/></text:p>
          </table:table-cell>
          <table:table-cell office:value-type="float" office:value="137566371.37" table:style-name="ce21">
            <text:p>137.566.371<text:s/></text:p>
          </table:table-cell>
          <table:table-cell office:value-type="float" office:value="48695469.959999993" table:style-name="ce21">
            <text:p>48.695.470<text:s/></text:p>
          </table:table-cell>
          <table:table-cell office:value-type="float" office:value="3499957287.2400002" table:style-name="ce21">
            <text:p>3.499.957.287<text:s/></text:p>
          </table:table-cell>
          <table:table-cell office:value-type="float" office:value="2976912919.8899999" table:style-name="ce21">
            <text:p>2.976.912.920<text:s/></text:p>
          </table:table-cell>
          <table:table-cell office:value-type="float" office:value="189489724.30000001" table:style-name="ce21">
            <text:p>189.489.724<text:s/></text:p>
          </table:table-cell>
          <table:table-cell office:value-type="float" office:value="30959919813.75" table:style-name="ce21">
            <text:p>30.959.919.814<text:s/></text:p>
          </table:table-cell>
          <table:table-cell office:value-type="float" office:value="103686251.87" table:style-name="ce21">
            <text:p>103.686.252<text:s/></text:p>
          </table:table-cell>
          <table:table-cell office:value-type="float" office:value="75584604725.820007" table:style-name="ce22">
            <text:p>75.584.604.726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1851547.996983297" table:style-name="ce25">
            <text:p>61.851.548<text:s/></text:p>
          </table:table-cell>
          <table:table-cell office:value-type="float" office:value="153435725.09243596" table:style-name="ce25">
            <text:p>153.435.725<text:s/></text:p>
          </table:table-cell>
          <table:table-cell office:value-type="float" office:value="243379810.86293608" table:style-name="ce25">
            <text:p>243.379.811<text:s/></text:p>
          </table:table-cell>
          <table:table-cell office:value-type="float" office:value="35718364.134476677" table:style-name="ce25">
            <text:p>35.718.364<text:s/></text:p>
          </table:table-cell>
          <table:table-cell office:value-type="float" office:value="928306421.45837319" table:style-name="ce25">
            <text:p>928.306.421<text:s/></text:p>
          </table:table-cell>
          <table:table-cell office:value-type="float" office:value="690525878.55382788" table:style-name="ce25">
            <text:p>690.525.879<text:s/></text:p>
          </table:table-cell>
          <table:table-cell office:value-type="float" office:value="1552966473.5406508" table:style-name="ce25">
            <text:p>1.552.966.474<text:s/></text:p>
          </table:table-cell>
          <table:table-cell office:value-type="float" office:value="469523220.77410442" table:style-name="ce25">
            <text:p>469.523.221<text:s/></text:p>
          </table:table-cell>
          <table:table-cell office:value-type="float" office:value="515449832.62084568" table:style-name="ce25">
            <text:p>515.449.833<text:s/></text:p>
          </table:table-cell>
          <table:table-cell office:value-type="float" office:value="246195025.43081066" table:style-name="ce25">
            <text:p>246.195.025<text:s/></text:p>
          </table:table-cell>
          <table:table-cell office:value-type="float" office:value="2514367861.3055038" table:style-name="ce25">
            <text:p>2.514.367.861<text:s/></text:p>
          </table:table-cell>
          <table:table-cell office:value-type="float" office:value="303208201.47444379" table:style-name="ce25">
            <text:p>303.208.201<text:s/></text:p>
          </table:table-cell>
          <table:table-cell office:value-type="float" office:value="373418383.44503784" table:style-name="ce25">
            <text:p>373.418.383<text:s/></text:p>
          </table:table-cell>
          <table:table-cell office:value-type="float" office:value="476673157.16075224" table:style-name="ce25">
            <text:p>476.673.157<text:s/></text:p>
          </table:table-cell>
          <table:table-cell office:value-type="float" office:value="240643921.01814297" table:style-name="ce25">
            <text:p>240.643.921<text:s/></text:p>
          </table:table-cell>
          <table:table-cell office:value-type="float" office:value="719929673.95014358" table:style-name="ce25">
            <text:p>719.929.674<text:s/></text:p>
          </table:table-cell>
          <table:table-cell office:value-type="float" office:value="172102399.01247707" table:style-name="ce25">
            <text:p>172.102.399<text:s/></text:p>
          </table:table-cell>
          <table:table-cell office:value-type="float" office:value="1847655433.9597261" table:style-name="ce25">
            <text:p>1.847.655.434<text:s/></text:p>
          </table:table-cell>
          <table:table-cell office:value-type="float" office:value="3396164935.7147861" table:style-name="ce25">
            <text:p>3.396.164.936<text:s/></text:p>
          </table:table-cell>
          <table:table-cell office:value-type="float" office:value="221057547.71096805" table:style-name="ce25">
            <text:p>221.057.548<text:s/></text:p>
          </table:table-cell>
          <table:table-cell office:value-type="float" office:value="110471806.95272487" table:style-name="ce25">
            <text:p>110.471.807<text:s/></text:p>
          </table:table-cell>
          <table:table-cell office:value-type="float" office:value="43944780.576569177" table:style-name="ce25">
            <text:p>43.944.781<text:s/></text:p>
          </table:table-cell>
          <table:table-cell office:value-type="float" office:value="2074227222.1108203" table:style-name="ce25">
            <text:p>2.074.227.222<text:s/></text:p>
          </table:table-cell>
          <table:table-cell office:value-type="float" office:value="1390830570.3414171" table:style-name="ce25">
            <text:p>1.390.830.570<text:s/></text:p>
          </table:table-cell>
          <table:table-cell office:value-type="float" office:value="171209361.70219573" table:style-name="ce25">
            <text:p>171.209.362<text:s/></text:p>
          </table:table-cell>
          <table:table-cell office:value-type="float" office:value="13480484987.912596" table:style-name="ce25">
            <text:p>13.480.484.988<text:s/></text:p>
          </table:table-cell>
          <table:table-cell office:value-type="float" office:value="113911487.79626781" table:style-name="ce25">
            <text:p>113.911.488<text:s/></text:p>
          </table:table-cell>
          <table:table-cell office:value-type="float" office:value="32547654032.610012" table:style-name="ce26">
            <text:p>32.547.654.033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07706609.61698329" table:style-name="ce21">
            <text:p>107.706.610<text:s/></text:p>
          </table:table-cell>
          <table:table-cell office:value-type="float" office:value="335476198.10243595" table:style-name="ce21">
            <text:p>335.476.198<text:s/></text:p>
          </table:table-cell>
          <table:table-cell office:value-type="float" office:value="1106439756.6729362" table:style-name="ce21">
            <text:p>1.106.439.757<text:s/></text:p>
          </table:table-cell>
          <table:table-cell office:value-type="float" office:value="85130544.494476676" table:style-name="ce21">
            <text:p>85.130.544<text:s/></text:p>
          </table:table-cell>
          <table:table-cell office:value-type="float" office:value="2309569882.2583733" table:style-name="ce21">
            <text:p>2.309.569.882<text:s/></text:p>
          </table:table-cell>
          <table:table-cell office:value-type="float" office:value="1742336243.9638276" table:style-name="ce21">
            <text:p>1.742.336.244<text:s/></text:p>
          </table:table-cell>
          <table:table-cell office:value-type="float" office:value="9700215548.4306507" table:style-name="ce21">
            <text:p>9.700.215.548<text:s/></text:p>
          </table:table-cell>
          <table:table-cell office:value-type="float" office:value="1621913366.4541044" table:style-name="ce21">
            <text:p>1.621.913.366<text:s/></text:p>
          </table:table-cell>
          <table:table-cell office:value-type="float" office:value="1318047655.6508455" table:style-name="ce21">
            <text:p>1.318.047.656<text:s/></text:p>
          </table:table-cell>
          <table:table-cell office:value-type="float" office:value="616482881.32081068" table:style-name="ce21">
            <text:p>616.482.881<text:s/></text:p>
          </table:table-cell>
          <table:table-cell office:value-type="float" office:value="5917574241.5955038" table:style-name="ce21">
            <text:p>5.917.574.242<text:s/></text:p>
          </table:table-cell>
          <table:table-cell office:value-type="float" office:value="629207534.6944437" table:style-name="ce21">
            <text:p>629.207.535<text:s/></text:p>
          </table:table-cell>
          <table:table-cell office:value-type="float" office:value="813392123.6150378" table:style-name="ce21">
            <text:p>813.392.124<text:s/></text:p>
          </table:table-cell>
          <table:table-cell office:value-type="float" office:value="971105207.12075233" table:style-name="ce21">
            <text:p>971.105.207<text:s/></text:p>
          </table:table-cell>
          <table:table-cell office:value-type="float" office:value="535193647.46814299" table:style-name="ce21">
            <text:p>535.193.647<text:s/></text:p>
          </table:table-cell>
          <table:table-cell office:value-type="float" office:value="2056265171.2001436" table:style-name="ce21">
            <text:p>2.056.265.171<text:s/></text:p>
          </table:table-cell>
          <table:table-cell office:value-type="float" office:value="365047768.28247708" table:style-name="ce21">
            <text:p>365.047.768<text:s/></text:p>
          </table:table-cell>
          <table:table-cell office:value-type="float" office:value="5006747291.6797256" table:style-name="ce21">
            <text:p>5.006.747.292<text:s/></text:p>
          </table:table-cell>
          <table:table-cell office:value-type="float" office:value="17111809522.714787" table:style-name="ce21">
            <text:p>17.111.809.523<text:s/></text:p>
          </table:table-cell>
          <table:table-cell office:value-type="float" office:value="481289507.32096803" table:style-name="ce21">
            <text:p>481.289.507<text:s/></text:p>
          </table:table-cell>
          <table:table-cell office:value-type="float" office:value="248038178.32272488" table:style-name="ce21">
            <text:p>248.038.178<text:s/></text:p>
          </table:table-cell>
          <table:table-cell office:value-type="float" office:value="92640250.536569178" table:style-name="ce21">
            <text:p>92.640.251<text:s/></text:p>
          </table:table-cell>
          <table:table-cell office:value-type="float" office:value="5574184509.3508205" table:style-name="ce21">
            <text:p>5.574.184.509<text:s/></text:p>
          </table:table-cell>
          <table:table-cell office:value-type="float" office:value="4367743490.2314167" table:style-name="ce21">
            <text:p>4.367.743.490<text:s/></text:p>
          </table:table-cell>
          <table:table-cell office:value-type="float" office:value="360699086.00219572" table:style-name="ce21">
            <text:p>360.699.086<text:s/></text:p>
          </table:table-cell>
          <table:table-cell office:value-type="float" office:value="44440404801.662598" table:style-name="ce21">
            <text:p>44.440.404.802<text:s/></text:p>
          </table:table-cell>
          <table:table-cell office:value-type="float" office:value="217597739.66626781" table:style-name="ce21">
            <text:p>217.597.740<text:s/></text:p>
          </table:table-cell>
          <table:table-cell office:value-type="float" office:value="108132258758.43002" table:style-name="ce22">
            <text:p>108.132.258.758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701187.99421900767" table:style-name="ce27">
            <text:p>701.188<text:s/></text:p>
          </table:table-cell>
          <table:table-cell office:value-type="float" office:value="4319138.1822185153" table:style-name="ce27">
            <text:p>4.319.138<text:s/></text:p>
          </table:table-cell>
          <table:table-cell office:value-type="float" office:value="3494120.5955994427" table:style-name="ce27">
            <text:p>3.494.121<text:s/></text:p>
          </table:table-cell>
          <table:table-cell office:value-type="float" office:value="382344.40233425563" table:style-name="ce27">
            <text:p>382.344<text:s/></text:p>
          </table:table-cell>
          <table:table-cell office:value-type="float" office:value="22940664.885209858" table:style-name="ce27">
            <text:p>22.940.665<text:s/></text:p>
          </table:table-cell>
          <table:table-cell office:value-type="float" office:value="12403369.491971895" table:style-name="ce27">
            <text:p>12.403.369<text:s/></text:p>
          </table:table-cell>
          <table:table-cell office:value-type="float" office:value="40110743.876602568" table:style-name="ce27">
            <text:p>40.110.744<text:s/></text:p>
          </table:table-cell>
          <table:table-cell office:value-type="float" office:value="14785505.043729758" table:style-name="ce27">
            <text:p>14.785.505<text:s/></text:p>
          </table:table-cell>
          <table:table-cell office:value-type="float" office:value="4686085.8192102676" table:style-name="ce27">
            <text:p>4.686.086<text:s/></text:p>
          </table:table-cell>
          <table:table-cell office:value-type="float" office:value="4283764.0412415089" table:style-name="ce27">
            <text:p>4.283.764<text:s/></text:p>
          </table:table-cell>
          <table:table-cell office:value-type="float" office:value="40207027.119499572" table:style-name="ce27">
            <text:p>40.207.027<text:s/></text:p>
          </table:table-cell>
          <table:table-cell office:value-type="float" office:value="4461106.026658969" table:style-name="ce27">
            <text:p>4.461.106<text:s/></text:p>
          </table:table-cell>
          <table:table-cell office:value-type="float" office:value="7001471.1708960608" table:style-name="ce27">
            <text:p>7.001.471<text:s/></text:p>
          </table:table-cell>
          <table:table-cell office:value-type="float" office:value="5580748.2152219024" table:style-name="ce27">
            <text:p>5.580.748<text:s/></text:p>
          </table:table-cell>
          <table:table-cell office:value-type="float" office:value="5942876.4136966858" table:style-name="ce27">
            <text:p>5.942.876<text:s/></text:p>
          </table:table-cell>
          <table:table-cell office:value-type="float" office:value="28070729.819694091" table:style-name="ce27">
            <text:p>28.070.730<text:s/></text:p>
          </table:table-cell>
          <table:table-cell office:value-type="float" office:value="1975456.1284335784" table:style-name="ce27">
            <text:p>1.975.456<text:s/></text:p>
          </table:table-cell>
          <table:table-cell office:value-type="float" office:value="41947658.863331899" table:style-name="ce27">
            <text:p>41.947.659<text:s/></text:p>
          </table:table-cell>
          <table:table-cell office:value-type="float" office:value="2274423768.8809514" table:style-name="ce27">
            <text:p>2.274.423.769<text:s/></text:p>
          </table:table-cell>
          <table:table-cell office:value-type="float" office:value="3655180.8325746455" table:style-name="ce27">
            <text:p>3.655.181<text:s/></text:p>
          </table:table-cell>
          <table:table-cell office:value-type="float" office:value="1603123.1657428804" table:style-name="ce27">
            <text:p>1.603.123<text:s/></text:p>
          </table:table-cell>
          <table:table-cell office:value-type="float" office:value="363702.23105304135" table:style-name="ce27">
            <text:p>363.702<text:s/></text:p>
          </table:table-cell>
          <table:table-cell office:value-type="float" office:value="22447866.715165213" table:style-name="ce27">
            <text:p>22.447.867<text:s/></text:p>
          </table:table-cell>
          <table:table-cell office:value-type="float" office:value="28907676.604842562" table:style-name="ce27">
            <text:p>28.907.677<text:s/></text:p>
          </table:table-cell>
          <table:table-cell office:value-type="float" office:value="6294254.3098635664" table:style-name="ce27">
            <text:p>6.294.254<text:s/></text:p>
          </table:table-cell>
          <table:table-cell office:value-type="float" office:value="140730885.77947074" table:style-name="ce27">
            <text:p>140.730.886<text:s/></text:p>
          </table:table-cell>
          <table:table-cell office:value-type="float" office:value="1057841.9705611388" table:style-name="ce27">
            <text:p>1.057.842<text:s/></text:p>
          </table:table-cell>
          <table:table-cell office:value-type="float" office:value="2722778298.5799952" table:style-name="ce28">
            <text:p>2.722.778.299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08407797.6112023" table:style-name="ce21">
            <text:p>108.407.798<text:s/></text:p>
          </table:table-cell>
          <table:table-cell office:value-type="float" office:value="339795336.28465444" table:style-name="ce21">
            <text:p>339.795.336<text:s/></text:p>
          </table:table-cell>
          <table:table-cell office:value-type="float" office:value="1109933877.2685356" table:style-name="ce21">
            <text:p>1.109.933.877<text:s/></text:p>
          </table:table-cell>
          <table:table-cell office:value-type="float" office:value="85512888.896810934" table:style-name="ce21">
            <text:p>85.512.889<text:s/></text:p>
          </table:table-cell>
          <table:table-cell office:value-type="float" office:value="2332510547.1435833" table:style-name="ce21">
            <text:p>2.332.510.547<text:s/></text:p>
          </table:table-cell>
          <table:table-cell office:value-type="float" office:value="1754739613.4557996" table:style-name="ce21">
            <text:p>1.754.739.613<text:s/></text:p>
          </table:table-cell>
          <table:table-cell office:value-type="float" office:value="9740326292.3072529" table:style-name="ce21">
            <text:p>9.740.326.292<text:s/></text:p>
          </table:table-cell>
          <table:table-cell office:value-type="float" office:value="1636698871.4978342" table:style-name="ce21">
            <text:p>1.636.698.871<text:s/></text:p>
          </table:table-cell>
          <table:table-cell office:value-type="float" office:value="1322733741.4700558" table:style-name="ce21">
            <text:p>1.322.733.741<text:s/></text:p>
          </table:table-cell>
          <table:table-cell office:value-type="float" office:value="620766645.3620522" table:style-name="ce21">
            <text:p>620.766.645<text:s/></text:p>
          </table:table-cell>
          <table:table-cell office:value-type="float" office:value="5957781268.715003" table:style-name="ce21">
            <text:p>5.957.781.269<text:s/></text:p>
          </table:table-cell>
          <table:table-cell office:value-type="float" office:value="633668640.72110271" table:style-name="ce21">
            <text:p>633.668.641<text:s/></text:p>
          </table:table-cell>
          <table:table-cell office:value-type="float" office:value="820393594.78593385" table:style-name="ce21">
            <text:p>820.393.595<text:s/></text:p>
          </table:table-cell>
          <table:table-cell office:value-type="float" office:value="976685955.33597422" table:style-name="ce21">
            <text:p>976.685.955<text:s/></text:p>
          </table:table-cell>
          <table:table-cell office:value-type="float" office:value="541136523.88183963" table:style-name="ce21">
            <text:p>541.136.524<text:s/></text:p>
          </table:table-cell>
          <table:table-cell office:value-type="float" office:value="2084335901.0198376" table:style-name="ce21">
            <text:p>2.084.335.901<text:s/></text:p>
          </table:table-cell>
          <table:table-cell office:value-type="float" office:value="367023224.41091067" table:style-name="ce21">
            <text:p>367.023.224<text:s/></text:p>
          </table:table-cell>
          <table:table-cell office:value-type="float" office:value="5048694950.5430574" table:style-name="ce21">
            <text:p>5.048.694.951<text:s/></text:p>
          </table:table-cell>
          <table:table-cell office:value-type="float" office:value="19386233291.595737" table:style-name="ce21">
            <text:p>19.386.233.292<text:s/></text:p>
          </table:table-cell>
          <table:table-cell office:value-type="float" office:value="484944688.1535427" table:style-name="ce21">
            <text:p>484.944.688<text:s/></text:p>
          </table:table-cell>
          <table:table-cell office:value-type="float" office:value="249641301.48846775" table:style-name="ce21">
            <text:p>249.641.301<text:s/></text:p>
          </table:table-cell>
          <table:table-cell office:value-type="float" office:value="93003952.767622218" table:style-name="ce21">
            <text:p>93.003.953<text:s/></text:p>
          </table:table-cell>
          <table:table-cell office:value-type="float" office:value="5596632376.0659857" table:style-name="ce21">
            <text:p>5.596.632.376<text:s/></text:p>
          </table:table-cell>
          <table:table-cell office:value-type="float" office:value="4396651166.8362589" table:style-name="ce21">
            <text:p>4.396.651.167<text:s/></text:p>
          </table:table-cell>
          <table:table-cell office:value-type="float" office:value="366993340.31205928" table:style-name="ce21">
            <text:p>366.993.340<text:s/></text:p>
          </table:table-cell>
          <table:table-cell office:value-type="float" office:value="44581135687.44207" table:style-name="ce21">
            <text:p>44.581.135.687<text:s/></text:p>
          </table:table-cell>
          <table:table-cell office:value-type="float" office:value="218655581.63682896" table:style-name="ce21">
            <text:p>218.655.582<text:s/></text:p>
          </table:table-cell>
          <table:table-cell office:value-type="float" office:value="110855037057.01003" table:style-name="ce22">
            <text:p>110.855.037.057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8-07-10T13:50:07Z</dc:date>
    <meta:print-date>2011-05-12T16:46:54Z</meta:print-date>
    <meta:editing-cycles>41</meta:editing-cycles>
    <meta:editing-duration>PT4293S</meta:editing-duration>
  </office:meta>
</office:document-meta>
</file>